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nux Libertine" svg:font-family="'Linux Libertine', Georgia, Times, serif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7cm" table:align="center"/>
    </style:style>
    <style:style style:name="Tabella1.A" style:family="table-column">
      <style:table-column-properties style:column-width="8.5cm"/>
    </style:style>
    <style:style style:name="Tabella1.1" style:family="table-row">
      <style:table-row-properties style:min-row-height="0.196cm"/>
    </style:style>
    <style:style style:name="Tabella1.A1" style:family="table-cell">
      <style:table-cell-properties fo:padding="0.097cm" fo:border-left="0.05pt solid #ffffff" fo:border-right="none" fo:border-top="0.05pt solid #ffffff" fo:border-bottom="0.05pt solid #ffffff"/>
    </style:style>
    <style:style style:name="Tabella1.B1" style:family="table-cell">
      <style:table-cell-properties fo:padding="0.097cm" fo:border="0.05pt solid #ffffff"/>
    </style:style>
    <style:style style:name="P1" style:family="paragraph" style:parent-style-name="Subtitle">
      <style:paragraph-properties fo:text-align="start" style:justify-single-word="false"/>
      <style:text-properties officeooo:rsid="001e6e0f" officeooo:paragraph-rsid="001e6e0f"/>
    </style:style>
    <style:style style:name="P2" style:family="paragraph" style:parent-style-name="Subtitle">
      <style:paragraph-properties fo:text-align="start" style:justify-single-word="false"/>
      <style:text-properties officeooo:rsid="00157061" officeooo:paragraph-rsid="00157061"/>
    </style:style>
    <style:style style:name="P3" style:family="paragraph" style:parent-style-name="Subtitle">
      <style:paragraph-properties fo:text-align="start" style:justify-single-word="false"/>
      <style:text-properties officeooo:rsid="002b96e8" officeooo:paragraph-rsid="002b96e8"/>
    </style:style>
    <style:style style:name="P4" style:family="paragraph" style:parent-style-name="Subtitle">
      <style:paragraph-properties fo:text-align="start" style:justify-single-word="false"/>
      <style:text-properties officeooo:rsid="003b2ea3" officeooo:paragraph-rsid="003b2ea3"/>
    </style:style>
    <style:style style:name="P5" style:family="paragraph" style:parent-style-name="Subtitle">
      <style:text-properties fo:language="it" fo:country="IT" officeooo:rsid="00832958" officeooo:paragraph-rsid="00832958" style:language-asian="zxx" style:country-asian="none" style:language-complex="zxx" style:country-complex="none"/>
    </style:style>
    <style:style style:name="P6" style:family="paragraph" style:parent-style-name="Text_20_body">
      <style:paragraph-properties fo:text-align="start" style:justify-single-word="false"/>
      <style:text-properties officeooo:rsid="004b351c" officeooo:paragraph-rsid="004d8cd2"/>
    </style:style>
    <style:style style:name="P7" style:family="paragraph" style:parent-style-name="Text_20_body">
      <style:text-properties fo:language="it" fo:country="IT" officeooo:rsid="009779d7" officeooo:paragraph-rsid="009779d7" style:language-asian="zxx" style:country-asian="none" style:language-complex="zxx" style:country-complex="none"/>
    </style:style>
    <style:style style:name="P8" style:family="paragraph" style:parent-style-name="Heading_20_1">
      <style:paragraph-properties fo:text-align="center" style:justify-single-word="false"/>
      <style:text-properties fo:font-variant="normal" fo:text-transform="none" fo:color="#000000" style:font-name="Linux Libertine" fo:letter-spacing="normal" fo:language="it" fo:country="IT" fo:font-style="normal" fo:font-weight="normal"/>
    </style:style>
    <style:style style:name="P9" style:family="paragraph" style:parent-style-name="Text_20_body" style:list-style-name="L1">
      <style:paragraph-properties fo:text-align="start" style:justify-single-word="false"/>
      <style:text-properties officeooo:rsid="0026627b" officeooo:paragraph-rsid="0026627b"/>
    </style:style>
    <style:style style:name="P10" style:family="paragraph" style:parent-style-name="Text_20_body" style:list-style-name="L1">
      <style:paragraph-properties fo:text-align="start" style:justify-single-word="false"/>
      <style:text-properties officeooo:rsid="00270361" officeooo:paragraph-rsid="00270361"/>
    </style:style>
    <style:style style:name="P11" style:family="paragraph" style:parent-style-name="Text_20_body" style:list-style-name="L2">
      <style:paragraph-properties fo:text-align="start" style:justify-single-word="false"/>
      <style:text-properties officeooo:rsid="00157061" officeooo:paragraph-rsid="00157061"/>
    </style:style>
    <style:style style:name="P12" style:family="paragraph" style:parent-style-name="Text_20_body" style:list-style-name="L2">
      <style:paragraph-properties fo:text-align="start" style:justify-single-word="false"/>
      <style:text-properties officeooo:rsid="0015c949" officeooo:paragraph-rsid="0015c949"/>
    </style:style>
    <style:style style:name="P13" style:family="paragraph" style:parent-style-name="Text_20_body" style:list-style-name="L2">
      <style:paragraph-properties fo:text-align="start" style:justify-single-word="false"/>
      <style:text-properties officeooo:rsid="0017321e" officeooo:paragraph-rsid="0017321e"/>
    </style:style>
    <style:style style:name="P14" style:family="paragraph" style:parent-style-name="Text_20_body" style:list-style-name="L2">
      <style:paragraph-properties fo:text-align="start" style:justify-single-word="false"/>
      <style:text-properties officeooo:rsid="00198345" officeooo:paragraph-rsid="00198345"/>
    </style:style>
    <style:style style:name="P15" style:family="paragraph" style:parent-style-name="Text_20_body" style:list-style-name="L2">
      <style:paragraph-properties fo:text-align="start" style:justify-single-word="false"/>
      <style:text-properties officeooo:rsid="0019eb62" officeooo:paragraph-rsid="0019eb62"/>
    </style:style>
    <style:style style:name="P16" style:family="paragraph" style:parent-style-name="Text_20_body" style:list-style-name="L2">
      <style:paragraph-properties fo:text-align="start" style:justify-single-word="false"/>
      <style:text-properties officeooo:rsid="001b322f" officeooo:paragraph-rsid="001b322f"/>
    </style:style>
    <style:style style:name="P17" style:family="paragraph" style:parent-style-name="Text_20_body" style:list-style-name="L2">
      <style:paragraph-properties fo:text-align="start" style:justify-single-word="false"/>
      <style:text-properties officeooo:rsid="001b322f" officeooo:paragraph-rsid="001d310e"/>
    </style:style>
    <style:style style:name="P18" style:family="paragraph" style:parent-style-name="Text_20_body" style:list-style-name="L2">
      <style:paragraph-properties fo:text-align="start" style:justify-single-word="false"/>
      <style:text-properties officeooo:rsid="001d310e" officeooo:paragraph-rsid="001d310e"/>
    </style:style>
    <style:style style:name="P19" style:family="paragraph" style:parent-style-name="Text_20_body" style:list-style-name="L3">
      <style:paragraph-properties fo:text-align="start" style:justify-single-word="false"/>
      <style:text-properties officeooo:rsid="001e6e0f" officeooo:paragraph-rsid="001e6e0f"/>
    </style:style>
    <style:style style:name="P20" style:family="paragraph" style:parent-style-name="Text_20_body" style:list-style-name="L3">
      <style:paragraph-properties fo:text-align="start" style:justify-single-word="false"/>
      <style:text-properties officeooo:rsid="001f751c" officeooo:paragraph-rsid="0020b671"/>
    </style:style>
    <style:style style:name="P21" style:family="paragraph" style:parent-style-name="Text_20_body" style:list-style-name="L3">
      <style:paragraph-properties fo:text-align="start" style:justify-single-word="false"/>
      <style:text-properties officeooo:rsid="0020b671" officeooo:paragraph-rsid="0020b671"/>
    </style:style>
    <style:style style:name="P22" style:family="paragraph" style:parent-style-name="Text_20_body" style:list-style-name="L3">
      <style:paragraph-properties fo:text-align="start" style:justify-single-word="false"/>
      <style:text-properties officeooo:rsid="0027f1ef" officeooo:paragraph-rsid="0027f1ef"/>
    </style:style>
    <style:style style:name="P23" style:family="paragraph" style:parent-style-name="Text_20_body" style:list-style-name="L4">
      <style:paragraph-properties fo:text-align="start" style:justify-single-word="false"/>
      <style:text-properties officeooo:rsid="002d451c" officeooo:paragraph-rsid="002d451c"/>
    </style:style>
    <style:style style:name="P24" style:family="paragraph" style:parent-style-name="Text_20_body" style:list-style-name="L4">
      <style:paragraph-properties fo:text-align="start" style:justify-single-word="false"/>
      <style:text-properties officeooo:rsid="002e3b20" officeooo:paragraph-rsid="002e3b20"/>
    </style:style>
    <style:style style:name="P25" style:family="paragraph" style:parent-style-name="Text_20_body" style:list-style-name="L4">
      <style:paragraph-properties fo:text-align="start" style:justify-single-word="false"/>
      <style:text-properties officeooo:rsid="00344be9" officeooo:paragraph-rsid="00344be9"/>
    </style:style>
    <style:style style:name="P26" style:family="paragraph" style:parent-style-name="Text_20_body" style:list-style-name="L4">
      <style:paragraph-properties fo:text-align="start" style:justify-single-word="false"/>
      <style:text-properties officeooo:rsid="002f6515" officeooo:paragraph-rsid="002f6515"/>
    </style:style>
    <style:style style:name="P27" style:family="paragraph" style:parent-style-name="Text_20_body" style:list-style-name="L4">
      <style:paragraph-properties fo:text-align="start" style:justify-single-word="false"/>
      <style:text-properties officeooo:rsid="003051ab" officeooo:paragraph-rsid="003051ab"/>
    </style:style>
    <style:style style:name="P28" style:family="paragraph" style:parent-style-name="Text_20_body" style:list-style-name="L4">
      <style:paragraph-properties fo:text-align="start" style:justify-single-word="false"/>
      <style:text-properties officeooo:rsid="003169d3" officeooo:paragraph-rsid="003169d3"/>
    </style:style>
    <style:style style:name="P29" style:family="paragraph" style:parent-style-name="Text_20_body" style:list-style-name="L4">
      <style:paragraph-properties fo:text-align="start" style:justify-single-word="false"/>
      <style:text-properties officeooo:rsid="0039027c" officeooo:paragraph-rsid="0039027c"/>
    </style:style>
    <style:style style:name="P30" style:family="paragraph" style:parent-style-name="Text_20_body" style:list-style-name="L4">
      <style:paragraph-properties fo:text-align="start" style:justify-single-word="false"/>
      <style:text-properties officeooo:rsid="0039c9c8" officeooo:paragraph-rsid="0039c9c8"/>
    </style:style>
    <style:style style:name="P31" style:family="paragraph" style:parent-style-name="Text_20_body" style:list-style-name="L5">
      <style:paragraph-properties fo:text-align="start" style:justify-single-word="false"/>
      <style:text-properties officeooo:rsid="003b8b1d" officeooo:paragraph-rsid="003b8b1d"/>
    </style:style>
    <style:style style:name="P32" style:family="paragraph" style:parent-style-name="Text_20_body" style:list-style-name="L5">
      <style:paragraph-properties fo:text-align="start" style:justify-single-word="false"/>
      <style:text-properties officeooo:rsid="003c4c61" officeooo:paragraph-rsid="003c4c61"/>
    </style:style>
    <style:style style:name="P33" style:family="paragraph" style:parent-style-name="Text_20_body" style:list-style-name="L5">
      <style:paragraph-properties fo:text-align="start" style:justify-single-word="false"/>
      <style:text-properties officeooo:rsid="003e0c8d" officeooo:paragraph-rsid="003e0c8d"/>
    </style:style>
    <style:style style:name="P34" style:family="paragraph" style:parent-style-name="Text_20_body" style:list-style-name="L5">
      <style:paragraph-properties fo:text-align="start" style:justify-single-word="false"/>
      <style:text-properties officeooo:rsid="003f79a8" officeooo:paragraph-rsid="003f79a8"/>
    </style:style>
    <style:style style:name="P35" style:family="paragraph" style:parent-style-name="Text_20_body" style:list-style-name="L5">
      <style:paragraph-properties fo:text-align="start" style:justify-single-word="false"/>
      <style:text-properties officeooo:rsid="0040211a" officeooo:paragraph-rsid="0040211a"/>
    </style:style>
    <style:style style:name="P36" style:family="paragraph" style:parent-style-name="Text_20_body" style:list-style-name="L5">
      <style:paragraph-properties fo:text-align="start" style:justify-single-word="false"/>
      <style:text-properties officeooo:rsid="0040ab78" officeooo:paragraph-rsid="0040ab78"/>
    </style:style>
    <style:style style:name="P37" style:family="paragraph" style:parent-style-name="Text_20_body" style:list-style-name="L5">
      <style:paragraph-properties fo:text-align="start" style:justify-single-word="false"/>
      <style:text-properties officeooo:rsid="00422c9f" officeooo:paragraph-rsid="00422c9f"/>
    </style:style>
    <style:style style:name="P38" style:family="paragraph" style:parent-style-name="Text_20_body" style:list-style-name="L5">
      <style:paragraph-properties fo:text-align="start" style:justify-single-word="false"/>
      <style:text-properties officeooo:rsid="0043f81c" officeooo:paragraph-rsid="0043f81c"/>
    </style:style>
    <style:style style:name="P39" style:family="paragraph" style:parent-style-name="Text_20_body" style:list-style-name="L5">
      <style:paragraph-properties fo:text-align="start" style:justify-single-word="false"/>
      <style:text-properties officeooo:rsid="00453839" officeooo:paragraph-rsid="00453839"/>
    </style:style>
    <style:style style:name="P40" style:family="paragraph" style:parent-style-name="Text_20_body" style:list-style-name="L5">
      <style:paragraph-properties fo:text-align="start" style:justify-single-word="false"/>
      <style:text-properties officeooo:rsid="00464aff" officeooo:paragraph-rsid="00464aff"/>
    </style:style>
    <style:style style:name="P41" style:family="paragraph" style:parent-style-name="Text_20_body" style:list-style-name="L5">
      <style:paragraph-properties fo:text-align="start" style:justify-single-word="false"/>
      <style:text-properties officeooo:rsid="004752f3" officeooo:paragraph-rsid="004752f3"/>
    </style:style>
    <style:style style:name="P42" style:family="paragraph" style:parent-style-name="Text_20_body" style:list-style-name="L5">
      <style:paragraph-properties fo:text-align="start" style:justify-single-word="false"/>
      <style:text-properties officeooo:rsid="004a5519" officeooo:paragraph-rsid="004a5519"/>
    </style:style>
    <style:style style:name="P43" style:family="paragraph" style:parent-style-name="Text_20_body" style:list-style-name="L5">
      <style:paragraph-properties fo:text-align="start" style:justify-single-word="false"/>
      <style:text-properties officeooo:rsid="004a5519" officeooo:paragraph-rsid="004b351c"/>
    </style:style>
    <style:style style:name="P44" style:family="paragraph" style:parent-style-name="Text_20_body" style:list-style-name="L5">
      <style:paragraph-properties fo:text-align="start" style:justify-single-word="false"/>
      <style:text-properties officeooo:rsid="005be9f3" officeooo:paragraph-rsid="005be9f3"/>
    </style:style>
    <style:style style:name="P45" style:family="paragraph" style:parent-style-name="Text_20_body" style:list-style-name="L5">
      <style:paragraph-properties fo:text-align="start" style:justify-single-word="false"/>
      <style:text-properties officeooo:rsid="0060fddc" officeooo:paragraph-rsid="0060fddc"/>
    </style:style>
    <style:style style:name="P46" style:family="paragraph" style:parent-style-name="Text_20_body" style:list-style-name="L5">
      <style:paragraph-properties fo:text-align="start" style:justify-single-word="false"/>
      <style:text-properties officeooo:rsid="006190c9" officeooo:paragraph-rsid="006190c9"/>
    </style:style>
    <style:style style:name="P47" style:family="paragraph" style:parent-style-name="Text_20_body" style:list-style-name="L5">
      <style:paragraph-properties fo:text-align="start" style:justify-single-word="false"/>
      <style:text-properties officeooo:rsid="0061e740" officeooo:paragraph-rsid="0061e740"/>
    </style:style>
    <style:style style:name="P48" style:family="paragraph" style:parent-style-name="Text_20_body" style:list-style-name="L5">
      <style:paragraph-properties fo:text-align="start" style:justify-single-word="false"/>
      <style:text-properties officeooo:rsid="004b351c" officeooo:paragraph-rsid="004b351c"/>
    </style:style>
    <style:style style:name="P49" style:family="paragraph" style:parent-style-name="Text_20_body" style:list-style-name="L5">
      <style:paragraph-properties fo:text-align="start" style:justify-single-word="false"/>
      <style:text-properties officeooo:rsid="004b351c" officeooo:paragraph-rsid="004d8cd2"/>
    </style:style>
    <style:style style:name="P50" style:family="paragraph" style:parent-style-name="Text_20_body" style:list-style-name="L5">
      <style:paragraph-properties fo:text-align="start" style:justify-single-word="false"/>
      <style:text-properties officeooo:rsid="00514146" officeooo:paragraph-rsid="00514146"/>
    </style:style>
    <style:style style:name="P51" style:family="paragraph" style:parent-style-name="Text_20_body" style:list-style-name="L5">
      <style:paragraph-properties fo:text-align="start" style:justify-single-word="false"/>
      <style:text-properties officeooo:rsid="00547823" officeooo:paragraph-rsid="00547823"/>
    </style:style>
    <style:style style:name="P52" style:family="paragraph" style:parent-style-name="Text_20_body" style:list-style-name="L5">
      <style:paragraph-properties fo:text-align="start" style:justify-single-word="false"/>
      <style:text-properties officeooo:rsid="00566563" officeooo:paragraph-rsid="00566563"/>
    </style:style>
    <style:style style:name="P53" style:family="paragraph" style:parent-style-name="Text_20_body" style:list-style-name="L5">
      <style:paragraph-properties fo:text-align="start" style:justify-single-word="false"/>
      <style:text-properties officeooo:rsid="0059822d" officeooo:paragraph-rsid="0059822d"/>
    </style:style>
    <style:style style:name="P54" style:family="paragraph" style:parent-style-name="Text_20_body" style:list-style-name="L5">
      <style:paragraph-properties fo:text-align="start" style:justify-single-word="false"/>
      <style:text-properties officeooo:rsid="005b2d58" officeooo:paragraph-rsid="005b2d58"/>
    </style:style>
    <style:style style:name="P55" style:family="paragraph" style:parent-style-name="Text_20_body" style:list-style-name="L5">
      <style:paragraph-properties fo:text-align="start" style:justify-single-word="false"/>
      <style:text-properties officeooo:rsid="005b7359" officeooo:paragraph-rsid="005b7359"/>
    </style:style>
    <style:style style:name="P56" style:family="paragraph" style:parent-style-name="Text_20_body" style:list-style-name="L5">
      <style:paragraph-properties fo:text-align="start" style:justify-single-word="false"/>
      <style:text-properties officeooo:rsid="00597056" officeooo:paragraph-rsid="00597056"/>
    </style:style>
    <style:style style:name="P57" style:family="paragraph" style:parent-style-name="Text_20_body" style:list-style-name="L5">
      <style:paragraph-properties fo:text-align="start" style:justify-single-word="false"/>
      <style:text-properties officeooo:rsid="00544ebf" officeooo:paragraph-rsid="00547823"/>
    </style:style>
    <style:style style:name="P58" style:family="paragraph" style:parent-style-name="Text_20_body" style:list-style-name="L5">
      <style:paragraph-properties fo:text-align="start" style:justify-single-word="false"/>
      <style:text-properties officeooo:rsid="00544ebf" officeooo:paragraph-rsid="00544ebf"/>
    </style:style>
    <style:style style:name="P59" style:family="paragraph" style:parent-style-name="Text_20_body" style:list-style-name="L5">
      <style:paragraph-properties fo:text-align="start" style:justify-single-word="false"/>
      <style:text-properties officeooo:rsid="005cd1ec" officeooo:paragraph-rsid="005cd1ec"/>
    </style:style>
    <style:style style:name="P60" style:family="paragraph" style:parent-style-name="Text_20_body" style:list-style-name="L5">
      <style:paragraph-properties fo:text-align="start" style:justify-single-word="false"/>
      <style:text-properties officeooo:rsid="005d6e51" officeooo:paragraph-rsid="005d6e51"/>
    </style:style>
    <style:style style:name="P61" style:family="paragraph" style:parent-style-name="Text_20_body" style:list-style-name="L5">
      <style:paragraph-properties fo:text-align="start" style:justify-single-word="false"/>
      <style:text-properties officeooo:rsid="005f7fa2" officeooo:paragraph-rsid="005f7fa2"/>
    </style:style>
    <style:style style:name="P62" style:family="paragraph" style:parent-style-name="Text_20_body" style:list-style-name="L5">
      <style:paragraph-properties fo:text-align="start" style:justify-single-word="false"/>
      <style:text-properties officeooo:rsid="005e69a1" officeooo:paragraph-rsid="005e69a1"/>
    </style:style>
    <style:style style:name="P63" style:family="paragraph" style:parent-style-name="Text_20_body" style:list-style-name="L5">
      <style:paragraph-properties fo:text-align="start" style:justify-single-word="false"/>
      <style:text-properties officeooo:rsid="005fcad0" officeooo:paragraph-rsid="005fcad0"/>
    </style:style>
    <style:style style:name="P64" style:family="paragraph" style:parent-style-name="Text_20_body" style:list-style-name="L5">
      <style:paragraph-properties fo:text-align="start" style:justify-single-word="false"/>
      <style:text-properties officeooo:rsid="006017a7" officeooo:paragraph-rsid="006017a7"/>
    </style:style>
    <style:style style:name="P65" style:family="paragraph" style:parent-style-name="Text_20_body" style:list-style-name="L5">
      <style:paragraph-properties fo:text-align="start" style:justify-single-word="false"/>
      <style:text-properties style:text-line-through-style="none" style:text-line-through-type="none" fo:font-size="15pt" fo:font-style="normal" style:text-underline-style="none" fo:font-weight="bold" officeooo:rsid="004b351c" officeooo:paragraph-rsid="004d8cd2" style:font-size-asian="15pt" style:font-style-asian="normal" style:font-weight-asian="bold" style:font-size-complex="15pt" style:font-style-complex="normal" style:font-weight-complex="bold"/>
    </style:style>
    <style:style style:name="P66" style:family="paragraph" style:parent-style-name="Text_20_body" style:list-style-name="L5">
      <style:paragraph-properties fo:text-align="start" style:justify-single-word="false"/>
      <style:text-properties style:text-underline-style="solid" style:text-underline-width="auto" style:text-underline-color="font-color" officeooo:rsid="004b351c" officeooo:paragraph-rsid="004d8cd2"/>
    </style:style>
    <style:style style:name="P67" style:family="paragraph" style:parent-style-name="Text_20_body" style:list-style-name="L5">
      <style:paragraph-properties fo:text-align="start" style:justify-single-word="false"/>
      <style:text-properties style:text-underline-style="solid" style:text-underline-width="auto" style:text-underline-color="font-color" fo:font-weight="bold" officeooo:rsid="004b351c" officeooo:paragraph-rsid="004d8cd2" style:font-weight-asian="bold" style:font-weight-complex="bold"/>
    </style:style>
    <style:style style:name="P68" style:family="paragraph" style:parent-style-name="Text_20_body" style:list-style-name="L5">
      <style:paragraph-properties fo:text-align="start" style:justify-single-word="false"/>
      <style:text-properties fo:font-size="15pt" style:text-underline-style="none" fo:font-weight="bold" officeooo:rsid="004b351c" officeooo:paragraph-rsid="004d8cd2" style:font-size-asian="15pt" style:font-weight-asian="bold" style:font-size-complex="15pt" style:font-weight-complex="bold"/>
    </style:style>
    <style:style style:name="P69" style:family="paragraph" style:parent-style-name="Text_20_body" style:list-style-name="L5">
      <style:paragraph-properties fo:text-align="start" style:justify-single-word="false"/>
      <style:text-properties officeooo:rsid="004c7402" officeooo:paragraph-rsid="004d8cd2"/>
    </style:style>
    <style:style style:name="P70" style:family="paragraph" style:parent-style-name="Text_20_body" style:list-style-name="L5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4cc774" officeooo:paragraph-rsid="004d8cd2" style:font-size-asian="10.5pt" style:font-weight-asian="normal" style:font-size-complex="12pt" style:font-weight-complex="normal"/>
    </style:style>
    <style:style style:name="P71" style:family="paragraph" style:parent-style-name="Text_20_body" style:list-style-name="L5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4cc774" officeooo:paragraph-rsid="004d8cd2" style:font-size-asian="10.5pt" style:font-weight-asian="bold" style:font-size-complex="12pt" style:font-weight-complex="bold"/>
    </style:style>
    <style:style style:name="P72" style:family="paragraph" style:parent-style-name="Text_20_body" style:list-style-name="L5">
      <style:paragraph-properties fo:text-align="start" style:justify-single-word="false"/>
      <style:text-properties fo:font-size="12pt" style:text-underline-style="none" fo:font-weight="normal" officeooo:rsid="004cc774" officeooo:paragraph-rsid="004d8cd2" style:font-size-asian="10.5pt" style:font-weight-asian="normal" style:font-size-complex="12pt" style:font-weight-complex="normal"/>
    </style:style>
    <style:style style:name="P73" style:family="paragraph" style:parent-style-name="Text_20_body" style:list-style-name="L5">
      <style:paragraph-properties fo:text-align="start" style:justify-single-word="false"/>
      <style:text-properties fo:font-size="12pt" style:text-underline-style="none" fo:font-weight="bold" officeooo:rsid="004cc774" officeooo:paragraph-rsid="004d8cd2" style:font-size-asian="10.5pt" style:font-weight-asian="bold" style:font-size-complex="12pt" style:font-weight-complex="bold"/>
    </style:style>
    <style:style style:name="P74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/>
    </style:style>
    <style:style style:name="P75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4f160" officeooo:paragraph-rsid="0064f160"/>
    </style:style>
    <style:style style:name="P76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5014f" officeooo:paragraph-rsid="0065014f"/>
    </style:style>
    <style:style style:name="P77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8ec7c" officeooo:paragraph-rsid="0078ec7c"/>
    </style:style>
    <style:style style:name="P78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9870f" officeooo:paragraph-rsid="0079870f"/>
    </style:style>
    <style:style style:name="P79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6922e" officeooo:paragraph-rsid="0066922e"/>
    </style:style>
    <style:style style:name="P80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6fbfa" officeooo:paragraph-rsid="0066fbfa"/>
    </style:style>
    <style:style style:name="P81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81b6f" officeooo:paragraph-rsid="00681b6f"/>
    </style:style>
    <style:style style:name="P82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81b6f" officeooo:paragraph-rsid="006ead87"/>
    </style:style>
    <style:style style:name="P83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8e9a2" officeooo:paragraph-rsid="0068e9a2"/>
    </style:style>
    <style:style style:name="P84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c8ad7" officeooo:paragraph-rsid="006c8ad7"/>
    </style:style>
    <style:style style:name="P85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ade89" officeooo:paragraph-rsid="006ade89"/>
    </style:style>
    <style:style style:name="P86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ead87" officeooo:paragraph-rsid="006ead87"/>
    </style:style>
    <style:style style:name="P87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e5912" officeooo:paragraph-rsid="006e5912"/>
    </style:style>
    <style:style style:name="P88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9f03c" officeooo:paragraph-rsid="0079f03c"/>
    </style:style>
    <style:style style:name="P89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3c3fa" officeooo:paragraph-rsid="0073c3fa"/>
    </style:style>
    <style:style style:name="P90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a5d02" officeooo:paragraph-rsid="007a5d02"/>
    </style:style>
    <style:style style:name="P91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3ef73" officeooo:paragraph-rsid="0073ef73"/>
    </style:style>
    <style:style style:name="P92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7155c" officeooo:paragraph-rsid="0077155c"/>
    </style:style>
    <style:style style:name="P93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c254c" officeooo:paragraph-rsid="007c254c"/>
    </style:style>
    <style:style style:name="P94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e0614" officeooo:paragraph-rsid="007e0614"/>
    </style:style>
    <style:style style:name="P95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f042b" officeooo:paragraph-rsid="007f042b"/>
    </style:style>
    <style:style style:name="P96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80ea1a" officeooo:paragraph-rsid="0080ea1a"/>
    </style:style>
    <style:style style:name="P97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8108fe" officeooo:paragraph-rsid="008108fe"/>
    </style:style>
    <style:style style:name="P98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82bd31" officeooo:paragraph-rsid="0082bd31"/>
    </style:style>
    <style:style style:name="P99" style:family="paragraph" style:parent-style-name="Text_20_body" style:list-style-name="L7">
      <style:paragraph-properties fo:text-align="start" style:justify-single-word="false"/>
      <style:text-properties officeooo:rsid="00681b6f" officeooo:paragraph-rsid="00681b6f"/>
    </style:style>
    <style:style style:name="P100" style:family="paragraph" style:parent-style-name="Text_20_body" style:list-style-name="L8">
      <style:text-properties fo:language="it" fo:country="IT" officeooo:rsid="00843f1f" officeooo:paragraph-rsid="00843f1f" style:language-asian="zxx" style:country-asian="none" style:language-complex="zxx" style:country-complex="none"/>
    </style:style>
    <style:style style:name="P101" style:family="paragraph" style:parent-style-name="Text_20_body" style:list-style-name="L8">
      <style:text-properties fo:language="it" fo:country="IT" officeooo:rsid="00852ac6" officeooo:paragraph-rsid="00852ac6" style:language-asian="zxx" style:country-asian="none" style:language-complex="zxx" style:country-complex="none"/>
    </style:style>
    <style:style style:name="P102" style:family="paragraph" style:parent-style-name="Text_20_body" style:list-style-name="L8">
      <style:text-properties fo:language="it" fo:country="IT" officeooo:rsid="0087559b" officeooo:paragraph-rsid="0087559b" style:language-asian="zxx" style:country-asian="none" style:language-complex="zxx" style:country-complex="none"/>
    </style:style>
    <style:style style:name="P103" style:family="paragraph" style:parent-style-name="Text_20_body" style:list-style-name="L8">
      <style:text-properties fo:language="it" fo:country="IT" officeooo:rsid="0088bf34" officeooo:paragraph-rsid="0088bf34" style:language-asian="zxx" style:country-asian="none" style:language-complex="zxx" style:country-complex="none"/>
    </style:style>
    <style:style style:name="P104" style:family="paragraph" style:parent-style-name="Text_20_body" style:list-style-name="L8">
      <style:text-properties fo:language="it" fo:country="IT" officeooo:rsid="008b056b" officeooo:paragraph-rsid="008b056b" style:language-asian="zxx" style:country-asian="none" style:language-complex="zxx" style:country-complex="none"/>
    </style:style>
    <style:style style:name="P105" style:family="paragraph" style:parent-style-name="Text_20_body" style:list-style-name="L8">
      <style:text-properties fo:language="it" fo:country="IT" officeooo:rsid="008ce3b0" officeooo:paragraph-rsid="008ce3b0" style:language-asian="zxx" style:country-asian="none" style:language-complex="zxx" style:country-complex="none"/>
    </style:style>
    <style:style style:name="P106" style:family="paragraph" style:parent-style-name="Text_20_body" style:list-style-name="L8">
      <style:text-properties fo:language="it" fo:country="IT" officeooo:rsid="008d8aab" officeooo:paragraph-rsid="008d8aab" style:language-asian="zxx" style:country-asian="none" style:language-complex="zxx" style:country-complex="none"/>
    </style:style>
    <style:style style:name="P107" style:family="paragraph" style:parent-style-name="Text_20_body" style:list-style-name="L8">
      <style:text-properties fo:language="it" fo:country="IT" officeooo:rsid="008db631" officeooo:paragraph-rsid="008db631" style:language-asian="zxx" style:country-asian="none" style:language-complex="zxx" style:country-complex="none"/>
    </style:style>
    <style:style style:name="P108" style:family="paragraph" style:parent-style-name="Text_20_body" style:list-style-name="L8">
      <style:text-properties fo:language="it" fo:country="IT" officeooo:rsid="008e0da8" officeooo:paragraph-rsid="008e0da8" style:language-asian="zxx" style:country-asian="none" style:language-complex="zxx" style:country-complex="none"/>
    </style:style>
    <style:style style:name="P109" style:family="paragraph" style:parent-style-name="Text_20_body" style:list-style-name="L8">
      <style:text-properties fo:language="it" fo:country="IT" officeooo:rsid="008f85d7" officeooo:paragraph-rsid="008f85d7" style:language-asian="zxx" style:country-asian="none" style:language-complex="zxx" style:country-complex="none"/>
    </style:style>
    <style:style style:name="P110" style:family="paragraph" style:parent-style-name="Text_20_body" style:list-style-name="L8">
      <style:text-properties fo:language="it" fo:country="IT" officeooo:rsid="008f85d7" officeooo:paragraph-rsid="00944478" style:language-asian="zxx" style:country-asian="none" style:language-complex="zxx" style:country-complex="none"/>
    </style:style>
    <style:style style:name="P111" style:family="paragraph" style:parent-style-name="Text_20_body" style:list-style-name="L8">
      <style:text-properties fo:language="it" fo:country="IT" officeooo:rsid="0090d58d" officeooo:paragraph-rsid="0090d58d" style:language-asian="zxx" style:country-asian="none" style:language-complex="zxx" style:country-complex="none"/>
    </style:style>
    <style:style style:name="P112" style:family="paragraph" style:parent-style-name="Text_20_body" style:list-style-name="L8">
      <style:text-properties fo:language="it" fo:country="IT" officeooo:rsid="00928279" officeooo:paragraph-rsid="00928279" style:language-asian="zxx" style:country-asian="none" style:language-complex="zxx" style:country-complex="none"/>
    </style:style>
    <style:style style:name="P113" style:family="paragraph" style:parent-style-name="Text_20_body" style:list-style-name="L8">
      <style:text-properties fo:language="it" fo:country="IT" officeooo:rsid="0092d648" officeooo:paragraph-rsid="0092d648" style:language-asian="zxx" style:country-asian="none" style:language-complex="zxx" style:country-complex="none"/>
    </style:style>
    <style:style style:name="P114" style:family="paragraph" style:parent-style-name="Text_20_body" style:list-style-name="L8">
      <style:text-properties fo:language="it" fo:country="IT" officeooo:rsid="009779d7" officeooo:paragraph-rsid="009779d7" style:language-asian="zxx" style:country-asian="none" style:language-complex="zxx" style:country-complex="none"/>
    </style:style>
    <style:style style:name="P115" style:family="paragraph" style:parent-style-name="Text_20_body" style:list-style-name="L9">
      <style:paragraph-properties fo:text-align="start" style:justify-single-word="false"/>
      <style:text-properties fo:language="it" fo:country="IT" officeooo:rsid="00984b1f" officeooo:paragraph-rsid="00984b1f" style:language-asian="zxx" style:country-asian="none" style:language-complex="zxx" style:country-complex="none"/>
    </style:style>
    <style:style style:name="P116" style:family="paragraph" style:parent-style-name="Text_20_body" style:list-style-name="L9">
      <style:paragraph-properties fo:text-align="start" style:justify-single-word="false"/>
      <style:text-properties fo:language="it" fo:country="IT" officeooo:rsid="009a06cd" officeooo:paragraph-rsid="009a06cd" style:language-asian="zxx" style:country-asian="none" style:language-complex="zxx" style:country-complex="none"/>
    </style:style>
    <style:style style:name="P117" style:family="paragraph" style:parent-style-name="Text_20_body" style:list-style-name="L9">
      <style:paragraph-properties fo:text-align="start" style:justify-single-word="false"/>
      <style:text-properties fo:language="it" fo:country="IT" officeooo:rsid="009ac604" officeooo:paragraph-rsid="009ac604" style:language-asian="zxx" style:country-asian="none" style:language-complex="zxx" style:country-complex="none"/>
    </style:style>
    <style:style style:name="P118" style:family="paragraph" style:parent-style-name="Text_20_body" style:list-style-name="L9">
      <style:paragraph-properties fo:text-align="start" style:justify-single-word="false"/>
      <style:text-properties fo:language="it" fo:country="IT" officeooo:rsid="009c305c" officeooo:paragraph-rsid="009c305c" style:language-asian="zxx" style:country-asian="none" style:language-complex="zxx" style:country-complex="none"/>
    </style:style>
    <style:style style:name="P119" style:family="paragraph" style:parent-style-name="Text_20_body" style:list-style-name="L9">
      <style:paragraph-properties fo:text-align="start" style:justify-single-word="false"/>
      <style:text-properties fo:language="it" fo:country="IT" officeooo:rsid="009daf37" officeooo:paragraph-rsid="009daf37" style:language-asian="zxx" style:country-asian="none" style:language-complex="zxx" style:country-complex="none"/>
    </style:style>
    <style:style style:name="P120" style:family="paragraph" style:parent-style-name="Text_20_body" style:list-style-name="L9">
      <style:paragraph-properties fo:text-align="start" style:justify-single-word="false"/>
      <style:text-properties fo:language="it" fo:country="IT" officeooo:rsid="00a030f0" officeooo:paragraph-rsid="00a030f0" style:language-asian="zxx" style:country-asian="none" style:language-complex="zxx" style:country-complex="none"/>
    </style:style>
    <style:style style:name="P121" style:family="paragraph" style:parent-style-name="Text_20_body" style:list-style-name="L9">
      <style:paragraph-properties fo:text-align="start" style:justify-single-word="false"/>
      <style:text-properties fo:language="it" fo:country="IT" officeooo:rsid="00a03fff" officeooo:paragraph-rsid="00a03fff" style:language-asian="zxx" style:country-asian="none" style:language-complex="zxx" style:country-complex="none"/>
    </style:style>
    <style:style style:name="P122" style:family="paragraph" style:parent-style-name="Text_20_body" style:list-style-name="L9">
      <style:paragraph-properties fo:text-align="start" style:justify-single-word="false"/>
      <style:text-properties fo:language="it" fo:country="IT" officeooo:rsid="00a11307" officeooo:paragraph-rsid="00a11307" style:language-asian="zxx" style:country-asian="none" style:language-complex="zxx" style:country-complex="none"/>
    </style:style>
    <style:style style:name="P123" style:family="paragraph" style:parent-style-name="Text_20_body" style:list-style-name="L9">
      <style:paragraph-properties fo:text-align="start" style:justify-single-word="false"/>
      <style:text-properties fo:language="it" fo:country="IT" officeooo:rsid="00a1ce6a" officeooo:paragraph-rsid="00a1ce6a" style:language-asian="zxx" style:country-asian="none" style:language-complex="zxx" style:country-complex="none"/>
    </style:style>
    <style:style style:name="P124" style:family="paragraph" style:parent-style-name="Text_20_body" style:list-style-name="L9">
      <style:paragraph-properties fo:text-align="start" style:justify-single-word="false"/>
      <style:text-properties fo:language="it" fo:country="IT" officeooo:rsid="00a32ab0" officeooo:paragraph-rsid="00a32ab0" style:language-asian="zxx" style:country-asian="none" style:language-complex="zxx" style:country-complex="none"/>
    </style:style>
    <style:style style:name="P125" style:family="paragraph" style:parent-style-name="Text_20_body" style:list-style-name="L5">
      <style:paragraph-properties fo:margin-top="0cm" fo:margin-bottom="0.212cm" loext:contextual-spacing="false" fo:text-align="start" style:justify-single-word="false"/>
      <style:text-properties fo:font-size="15pt" style:text-underline-style="none" fo:font-weight="bold" officeooo:rsid="004b351c" officeooo:paragraph-rsid="004d8cd2" style:font-size-asian="15pt" style:font-weight-asian="bold" style:font-size-complex="15pt" style:font-weight-complex="bold"/>
    </style:style>
    <style:style style:name="P126" style:family="paragraph" style:parent-style-name="Text_20_body" style:list-style-name="L5">
      <style:paragraph-properties fo:margin-top="0cm" fo:margin-bottom="0.212cm" loext:contextual-spacing="false" fo:text-align="start" style:justify-single-word="false"/>
      <style:text-properties style:text-underline-style="solid" style:text-underline-width="auto" style:text-underline-color="font-color" officeooo:rsid="004b351c" officeooo:paragraph-rsid="004d8cd2"/>
    </style:style>
    <style:style style:name="P127" style:family="paragraph" style:parent-style-name="Title" style:master-page-name="Index">
      <style:paragraph-properties style:page-number="auto"/>
      <style:text-properties officeooo:rsid="0013fb9b"/>
    </style:style>
    <style:style style:name="P128" style:family="paragraph" style:parent-style-name="Subtitle" style:list-style-name="L4">
      <style:paragraph-properties fo:text-align="start" style:justify-single-word="false"/>
      <style:text-properties officeooo:rsid="00370e08" officeooo:paragraph-rsid="00370e08"/>
    </style:style>
    <style:style style:name="P129" style:family="paragraph" style:parent-style-name="Subtitle" style:list-style-name="L5">
      <style:paragraph-properties fo:text-align="start" style:justify-single-word="false"/>
      <style:text-properties officeooo:rsid="004b351c" officeooo:paragraph-rsid="004b351c"/>
    </style:style>
    <style:style style:name="P130" style:family="paragraph" style:parent-style-name="Table_20_Contents" style:list-style-name="L6">
      <style:paragraph-properties fo:margin-top="0.101cm" fo:margin-bottom="0.101cm" loext:contextual-spacing="false" fo:text-align="start" style:justify-single-word="false"/>
      <style:text-properties fo:font-size="15pt" fo:font-weight="bold" officeooo:rsid="004f1a7b" officeooo:paragraph-rsid="004f1a7b" style:font-size-asian="13.1000003814697pt" style:font-weight-asian="bold" style:font-size-complex="15pt" style:font-weight-complex="bold"/>
    </style:style>
    <style:style style:name="P131" style:family="paragraph" style:parent-style-name="Table_20_Contents" style:list-style-name="L6">
      <style:paragraph-properties fo:margin-top="0.101cm" fo:margin-bottom="0.101cm" loext:contextual-spacing="false" fo:text-align="start" style:justify-single-word="false"/>
      <style:text-properties fo:font-size="15pt" style:text-underline-style="none" fo:font-weight="bold" officeooo:rsid="004f1a7b" officeooo:paragraph-rsid="004f1a7b" style:font-size-asian="13.1000003814697pt" style:font-weight-asian="bold" style:font-size-complex="15pt" style:font-weight-complex="bold"/>
    </style:style>
    <style:style style:name="P132" style:family="paragraph" style:parent-style-name="Table_20_Contents" style:list-style-name="L6">
      <style:paragraph-properties fo:margin-top="0.101cm" fo:margin-bottom="0.101cm" loext:contextual-spacing="false" fo:text-align="start" style:justify-single-word="false"/>
      <style:text-properties fo:font-size="12pt" style:text-underline-style="solid" style:text-underline-width="auto" style:text-underline-color="font-color" fo:font-weight="normal" officeooo:rsid="004f1a7b" officeooo:paragraph-rsid="004f1a7b" style:font-size-asian="10.5pt" style:font-weight-asian="normal" style:font-size-complex="12pt" style:font-weight-complex="normal"/>
    </style:style>
    <style:style style:name="P133" style:family="paragraph" style:parent-style-name="Table_20_Contents" style:list-style-name="L6">
      <style:paragraph-properties fo:margin-top="0.101cm" fo:margin-bottom="0.101cm" loext:contextual-spacing="false" fo:text-align="start" style:justify-single-word="false"/>
      <style:text-properties fo:font-size="12pt" style:text-underline-style="none" fo:font-weight="normal" officeooo:rsid="004f1a7b" officeooo:paragraph-rsid="004f1a7b" style:font-size-asian="10.5pt" style:font-weight-asian="normal" style:font-size-complex="12pt" style:font-weight-complex="normal"/>
    </style:style>
    <style:style style:name="P134" style:family="paragraph" style:parent-style-name="Heading_20_2">
      <style:paragraph-properties fo:text-align="center" style:justify-single-word="false"/>
      <style:text-properties fo:language="it" fo:country="IT" officeooo:rsid="00984b1f" officeooo:paragraph-rsid="00984b1f" style:language-asian="zxx" style:country-asian="none" style:language-complex="zxx" style:country-complex="none"/>
    </style:style>
    <style:style style:name="T1" style:family="text">
      <style:text-properties officeooo:rsid="0017cb0e"/>
    </style:style>
    <style:style style:name="T2" style:family="text">
      <style:text-properties officeooo:rsid="0022b5ec"/>
    </style:style>
    <style:style style:name="T3" style:family="text">
      <style:text-properties officeooo:rsid="00246390"/>
    </style:style>
    <style:style style:name="T4" style:family="text">
      <style:text-properties officeooo:rsid="00250477"/>
    </style:style>
    <style:style style:name="T5" style:family="text">
      <style:text-properties officeooo:rsid="0027afbd"/>
    </style:style>
    <style:style style:name="T6" style:family="text">
      <style:text-properties officeooo:rsid="0027f1ef"/>
    </style:style>
    <style:style style:name="T7" style:family="text">
      <style:text-properties officeooo:rsid="0029ab56"/>
    </style:style>
    <style:style style:name="T8" style:family="text">
      <style:text-properties officeooo:rsid="002f6515"/>
    </style:style>
    <style:style style:name="T9" style:family="text">
      <style:text-properties officeooo:rsid="002f7712"/>
    </style:style>
    <style:style style:name="T10" style:family="text">
      <style:text-properties officeooo:rsid="0032ea42"/>
    </style:style>
    <style:style style:name="T11" style:family="text">
      <style:text-properties officeooo:rsid="003694ad"/>
    </style:style>
    <style:style style:name="T12" style:family="text">
      <style:text-properties officeooo:rsid="0047fd45"/>
    </style:style>
    <style:style style:name="T13" style:family="text">
      <style:text-properties officeooo:rsid="004b351c"/>
    </style:style>
    <style:style style:name="T14" style:family="text">
      <style:text-properties officeooo:rsid="004c7402"/>
    </style:style>
    <style:style style:name="T15" style:family="text">
      <style:text-properties officeooo:rsid="00547823"/>
    </style:style>
    <style:style style:name="T16" style:family="text">
      <style:text-properties officeooo:rsid="0058966f"/>
    </style:style>
    <style:style style:name="T17" style:family="text">
      <style:text-properties officeooo:rsid="005e69a1"/>
    </style:style>
    <style:style style:name="T18" style:family="text">
      <style:text-properties officeooo:rsid="00640b05"/>
    </style:style>
    <style:style style:name="T19" style:family="text">
      <style:text-properties officeooo:rsid="0065014f"/>
    </style:style>
    <style:style style:name="T20" style:family="text">
      <style:text-properties officeooo:rsid="0066922e"/>
    </style:style>
    <style:style style:name="T21" style:family="text">
      <style:text-properties fo:font-variant="normal" fo:text-transform="none" fo:color="#000000" style:font-name="Linux Libertine" fo:letter-spacing="normal" fo:language="it" fo:country="IT" fo:font-style="normal" fo:font-weight="normal"/>
    </style:style>
    <style:style style:name="T22" style:family="text">
      <style:text-properties fo:font-variant="normal" fo:text-transform="none" fo:color="#000000" style:font-name="Linux Libertine" fo:letter-spacing="normal" fo:language="it" fo:country="IT" fo:font-style="normal" fo:font-weight="normal" officeooo:rsid="0066fbfa"/>
    </style:style>
    <style:style style:name="T23" style:family="text">
      <style:text-properties fo:font-variant="normal" fo:text-transform="none" fo:color="#000000" style:font-name="Linux Libertine" fo:letter-spacing="normal" fo:language="it" fo:country="IT" fo:font-style="normal" fo:font-weight="normal" officeooo:rsid="006a2634"/>
    </style:style>
    <style:style style:name="T24" style:family="text">
      <style:text-properties officeooo:rsid="0070acb5"/>
    </style:style>
    <style:style style:name="T25" style:family="text">
      <style:text-properties officeooo:rsid="00757929"/>
    </style:style>
    <style:style style:name="T26" style:family="text">
      <style:text-properties officeooo:rsid="0077b354"/>
    </style:style>
    <style:style style:name="T27" style:family="text">
      <style:text-properties officeooo:rsid="00786fde"/>
    </style:style>
    <style:style style:name="T28" style:family="text">
      <style:text-properties officeooo:rsid="007ca845"/>
    </style:style>
    <style:style style:name="T29" style:family="text">
      <style:text-properties officeooo:rsid="00852ac6"/>
    </style:style>
    <style:style style:name="T30" style:family="text">
      <style:text-properties officeooo:rsid="0086a3b1"/>
    </style:style>
    <style:style style:name="T31" style:family="text">
      <style:text-properties officeooo:rsid="0087559b"/>
    </style:style>
    <style:style style:name="T32" style:family="text">
      <style:text-properties officeooo:rsid="0089e735"/>
    </style:style>
    <style:style style:name="T33" style:family="text">
      <style:text-properties officeooo:rsid="008c8018"/>
    </style:style>
    <style:style style:name="T34" style:family="text">
      <style:text-properties officeooo:rsid="009e84d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7">FILOSOFIA</text:p>
      <text:p text:style-name="P2">Romanticismo <text:span text:style-name="T2">(Rivoluzione Francese – I Guerra Mondiale)</text:span></text:p>
      <text:list xml:id="list940170419810494921" text:style-name="L1">
        <text:list-item>
          <text:p text:style-name="P9">Riviste preromantiche: L'Allemagne, Athaeneum</text:p>
        </text:list-item>
        <text:list-item>
          <text:p text:style-name="P10">I preromantici erano artisti eclettici, i romantici si specializzarono (filosofi = idealisti <text:span text:style-name="T5">da eidos</text:span>)</text:p>
        </text:list-item>
      </text:list>
      <text:list xml:id="list7043326486813635550" text:style-name="L2">
        <text:list-item>
          <text:p text:style-name="P11">La ragione illuminista passa in secondo piano, il primato è del sentimento nei suoi aspetti positivi e pessimistici</text:p>
        </text:list-item>
        <text:list-item>
          <text:p text:style-name="P11">I romantici criticavano l'Illuminismo:</text:p>
          <text:list>
            <text:list-item>
              <text:p text:style-name="P11">Non aveva avuto successo ovunque (non tutti i governi erano illuminati)</text:p>
            </text:list-item>
            <text:list-item>
              <text:p text:style-name="P11">l'arte non era considerata</text:p>
            </text:list-item>
            <text:list-item>
              <text:p text:style-name="P11">indagavano valori di una società antiquata</text:p>
            </text:list-item>
            <text:list-item>
              <text:p text:style-name="P11">riguardava una classe elitaria</text:p>
            </text:list-item>
            <text:list-item>
              <text:p text:style-name="P12">non era considerato il sentimento</text:p>
            </text:list-item>
          </text:list>
        </text:list-item>
        <text:list-item>
          <text:p text:style-name="P13">La diffusione del romanticismo porta allo scoppio di numerose rivolte, <text:span text:style-name="T1">poichè il popolo viene coinvolto</text:span></text:p>
        </text:list-item>
        <text:list-item>
          <text:p text:style-name="P14">Il romanticismo nasce al Circolo di Jena <text:span text:style-name="T3">(1800)</text:span> da un movimento <text:span text:style-name="T4">preromantico</text:span> tedesco: lo Sturm und Drang (1770)</text:p>
        </text:list-item>
        <text:list-item>
          <text:p text:style-name="P14">Artista romantico:</text:p>
          <text:list>
            <text:list-item>
              <text:p text:style-name="P14">geniale</text:p>
            </text:list-item>
            <text:list-item>
              <text:p text:style-name="P14">originale</text:p>
            </text:list-item>
            <text:list-item>
              <text:p text:style-name="P14">coglie l'infinito</text:p>
            </text:list-item>
            <text:list-item>
              <text:p text:style-name="P14">comunica sentimenti</text:p>
            </text:list-item>
          </text:list>
        </text:list-item>
        <text:list-item>
          <text:p text:style-name="P15">Risoluzione del finito nell'infinito (sussunzione dell'infinito nel finito) è il tema più trattato</text:p>
        </text:list-item>
        <text:list-item>
          <text:p text:style-name="P16">Amore Romantico:</text:p>
          <text:list>
            <text:list-item>
              <text:p text:style-name="P16">Passione (coinvolgimento dei sensi)</text:p>
            </text:list-item>
            <text:list-item>
              <text:p text:style-name="P16">Fusione (coinvolgimento dello spirito)</text:p>
            </text:list-item>
          </text:list>
        </text:list-item>
        <text:list-item>
          <text:p text:style-name="P16">Morte è rifugio, rasserenamento e annientamento (pessimismo)</text:p>
        </text:list-item>
        <text:list-item>
          <text:p text:style-name="P17">Natura </text:p>
          <text:list>
            <text:list-item>
              <text:p text:style-name="P18">domina l'uomo</text:p>
            </text:list-item>
            <text:list-item>
              <text:p text:style-name="P18">divino calato nel reale</text:p>
            </text:list-item>
            <text:list-item>
              <text:p text:style-name="P18">superiore all'uomo</text:p>
            </text:list-item>
            <text:list-item>
              <text:p text:style-name="P18">finalistica, non meccanicistica</text:p>
            </text:list-item>
          </text:list>
        </text:list-item>
        <text:list-item>
          <text:p text:style-name="P18">Infinito è sehnsucht (desiderio irrefrenabile dell'infinito)</text:p>
        </text:list-item>
      </text:list>
      <text:p text:style-name="P1">Idealismo</text:p>
      <text:list xml:id="list8431132575206886975" text:style-name="L3">
        <text:list-item>
          <text:p text:style-name="P19">Esponenti: Fichte, Shelling, Hegel</text:p>
        </text:list-item>
        <text:list-item>
          <text:p text:style-name="P20"><text:soft-page-break/>Obbiettivo:<text:tab/></text:p>
          <text:list>
            <text:list-item>
              <text:p text:style-name="P20">distruggere il dualismo kantiano (fenomeno-noumeno)</text:p>
              <text:list>
                <text:list-item>
                  <text:p text:style-name="P21">Secondo Fichte il noumeno è inammissibile perchè inconoscibile</text:p>
                </text:list-item>
              </text:list>
            </text:list-item>
            <text:list-item>
              <text:p text:style-name="P21">trovare <text:span text:style-name="T6">il</text:span> principio <text:span text:style-name="T6">primo assoluto (sciolto da ogni legame)</text:span> su cui fondare la realtà</text:p>
              <text:list>
                <text:list-item>
                  <text:p text:style-name="P22">sia infinito (spirito) la forza positiva e il finito (natura) la forza negativa, il finito lascerà spazio all'infinito e il finito diverrà in parte infinitizzato <text:span text:style-name="T7">(primato del positivo sul negativo)</text:span></text:p>
                </text:list-item>
                <text:list-item>
                  <text:p text:style-name="P22">secondo Hegel il procedimento va ripetuto fino a che il finito è tendente a 0, creando quindi un principio assoluto avendo demolito il principio in antitesi (antitesi1 e tesi1 danno origine a una tesi2 che avrà un antitesi2, fino ad arrivare all'ultima tesi sciolta da ogni legame con altro). La sintesi è il aufhebeng (superamento).</text:p>
                </text:list-item>
              </text:list>
            </text:list-item>
            <text:list-item>
              <text:p text:style-name="P22">Rivalutare la metafisica (nuova metafisica dell'infinito)</text:p>
              <text:list>
                <text:list-item>
                  <text:p text:style-name="P22">infinito è nell'immanente, perciò la realtà è metafisica <text:span text:style-name="T10">(sussumere infinito nel finito)</text:span></text:p>
                </text:list-item>
                <text:list-item>
                  <text:p text:style-name="P22">nuova poichè l'infinito nel finito porta con sè qualcosa di finito</text:p>
                </text:list-item>
              </text:list>
            </text:list-item>
          </text:list>
        </text:list-item>
      </text:list>
      <text:p text:style-name="P3"><text:bookmark-start text:name="Fichte"/>Fichte<text:bookmark-end text:name="Fichte"/></text:p>
      <text:list xml:id="list5642959355396177462" text:style-name="L4">
        <text:list-item>
          <text:p text:style-name="P23">Dottrina della scienza</text:p>
          <text:list>
            <text:list-item>
              <text:p text:style-name="P24">Lo scopo è rendere la filosofia un sapere assoluto</text:p>
            </text:list-item>
            <text:list-item>
              <text:p text:style-name="P24">Il principio primo è posto nell'io <text:span text:style-name="T8">(autocoscienza)</text:span> , <text:span text:style-name="T8">il quale si è autoposto e autocreato</text:span></text:p>
              <text:list>
                <text:list-item>
                  <text:p text:style-name="P25">Principi</text:p>
                  <text:list>
                    <text:list-item>
                      <text:p text:style-name="P26">Tesi: Io = Io <text:span text:style-name="T9">(principio identità) </text:span></text:p>
                    </text:list-item>
                    <text:list-item>
                      <text:p text:style-name="P27">Antitesi: Io crea NON-IO</text:p>
                    </text:list-item>
                    <text:list-item>
                      <text:p text:style-name="P28">Sintesi: Io oppone nell'io all'io divisibile un non-io divisibile (divisibile = molteplice e finito), <text:span text:style-name="T11">con sussunzione della parte positiva del negativo nasce un nuovo Io</text:span></text:p>
                    </text:list-item>
                  </text:list>
                </text:list-item>
              </text:list>
            </text:list-item>
            <text:list-item>
              <text:p text:style-name="P28">Io</text:p>
              <text:list>
                <text:list-item>
                  <text:p text:style-name="P28">Simile a se stesso</text:p>
                </text:list-item>
                <text:list-item>
                  <text:p text:style-name="P28">Intuizione intellettuale (può pensare solo a se stesso)</text:p>
                </text:list-item>
                <text:list-item>
                  <text:p text:style-name="P28">oppone a se delle antitesi, rimanendone slegato</text:p>
                </text:list-item>
                <text:list-item>
                  <text:p text:style-name="P28">tat-handlung, azione e prodotto dell'azione</text:p>
                </text:list-item>
                <text:list-item>
                  <text:p text:style-name="P28">agisce nella natura</text:p>
                </text:list-item>
              </text:list>
              <text:p text:style-name="P128"><text:bookmark-start text:name="Schelling"/>Schelling<text:bookmark-end text:name="Schelling"/></text:p>
            </text:list-item>
          </text:list>
        </text:list-item>
        <text:list-item>
          <text:p text:style-name="P29">La natura è preistoria dello spirito</text:p>
        </text:list-item>
        <text:list-item>
          <text:p text:style-name="P29">Sopra natura e spirito vi è l'Assoluto</text:p>
        </text:list-item>
        <text:list-item>
          <text:p text:style-name="P29">Filosofia della natura: natura (oggetto) a spirito (soggetto)</text:p>
        </text:list-item>
        <text:list-item>
          <text:p text:style-name="P29">Filosofia trascendentale: spirito (sogetto) a natura (oggetto)</text:p>
        </text:list-item>
        <text:list-item>
          <text:p text:style-name="P30">L'intuizione intellettuale non può esistere perchè si troverebbe nella natura</text:p>
        </text:list-item>
        <text:list-item>
          <text:p text:style-name="P30"><text:soft-page-break/>L'arte </text:p>
          <text:list>
            <text:list-item>
              <text:p text:style-name="P30">è l'unica scienza in cui spirito e natura si armonizzano (intuizione estetica)</text:p>
            </text:list-item>
            <text:list-item>
              <text:p text:style-name="P30">Coglie tutta la realtà</text:p>
            </text:list-item>
            <text:list-item>
              <text:p text:style-name="P30">è sintesi di spirito e natura, nonostante contenga più parti natura</text:p>
            </text:list-item>
          </text:list>
        </text:list-item>
      </text:list>
      <text:p text:style-name="P4"><text:bookmark-start text:name="Hegel"/>Hegel<text:bookmark-end text:name="Hegel"/></text:p>
      <text:list xml:id="list67458411748512491" text:style-name="L5">
        <text:list-item>
          <text:p text:style-name="P31">Idee</text:p>
          <text:list>
            <text:list-item>
              <text:p text:style-name="P31">è ateo</text:p>
            </text:list-item>
            <text:list-item>
              <text:p text:style-name="P31">la ragione illuminata diviene ragione dialettica</text:p>
            </text:list-item>
            <text:list-item>
              <text:p text:style-name="P32">è legato alla Rivoluzione Francese, ma fu rammaricato dal periodo del Terrore e dal periodo napoleonico</text:p>
            </text:list-item>
            <text:list-item>
              <text:p text:style-name="P32">per lui il romanticismo è esaltazione della soggettività, ma arriva in seguito a criticare la soggettività sfrenato</text:p>
            </text:list-item>
            <text:list-item>
              <text:p text:style-name="P32">non esalta arte, natura, religione</text:p>
            </text:list-item>
            <text:list-item>
              <text:p text:style-name="P32">è sintesi di Ficthe e Schelling:</text:p>
              <text:list>
                <text:list-item>
                  <text:p text:style-name="P33">pricipio primo (autoposto e autocreato) è lo spirito (da Fichte)</text:p>
                </text:list-item>
                <text:list-item>
                  <text:p text:style-name="P34">non usa il percorso rettilineo e senza fine per infinitizzare di Fichte</text:p>
                </text:list-item>
                <text:list-item>
                  <text:p text:style-name="P35">piace l'idea di partire dalla natura e trovare un assoluto sopra tutto (Schelling)</text:p>
                </text:list-item>
                <text:list-item>
                  <text:p text:style-name="P35">non piace l'identificazione dell'assoluto nell'arte (Schelling)</text:p>
                </text:list-item>
              </text:list>
            </text:list-item>
          </text:list>
        </text:list-item>
        <text:list-item>
          <text:p text:style-name="P36">Fondamenti</text:p>
          <text:list>
            <text:list-item>
              <text:p text:style-name="P36">Risoluzione del finito nell'infinito</text:p>
              <text:list>
                <text:list-item>
                  <text:p text:style-name="P36">finito è parte dell'infinto (somma di parti del tutto)</text:p>
                </text:list-item>
              </text:list>
            </text:list-item>
            <text:list-item>
              <text:p text:style-name="P36">Identità ragione-realtà</text:p>
              <text:list>
                <text:list-item>
                  <text:p text:style-name="P36">ciò che è reale è razionale, ciò che è razionale è reale (essere = pensiero)</text:p>
                </text:list-item>
                <text:list-item>
                  <text:p text:style-name="P36">senza questa identità la filosofia è come la nottola di Minerva, ossia inutile</text:p>
                </text:list-item>
              </text:list>
            </text:list-item>
            <text:list-item>
              <text:p text:style-name="P36">funzione giustificatrice della filosofia</text:p>
              <text:list>
                <text:list-item>
                  <text:p text:style-name="P37">giustificare razionalmente ciò che è reale e la filosofia non ha nulla sopra di sè, è assoluta</text:p>
                </text:list-item>
              </text:list>
            </text:list-item>
          </text:list>
        </text:list-item>
        <text:list-item>
          <text:p text:style-name="P37">Processo Triatico</text:p>
          <text:list>
            <text:list-item>
              <text:p text:style-name="P37">continua finchè non si arriva all'assoluto</text:p>
            </text:list-item>
            <text:list-item>
              <text:p text:style-name="P38">Tesi1 -&gt; Antitesi -&gt; Sintesi -&gt; Tesi2</text:p>
            </text:list-item>
            <text:list-item>
              <text:p text:style-name="P38">Tesi2 e Tesi1 non hanno le medesime caratteristiche</text:p>
            </text:list-item>
            <text:list-item>
              <text:p text:style-name="P38">Quando la tesi non ha più antitesi si ha l'assoluto</text:p>
            </text:list-item>
            <text:list-item>
              <text:p text:style-name="P39">Tesi</text:p>
              <text:list>
                <text:list-item>
                  <text:p text:style-name="P39">idea in sè e per sè</text:p>
                </text:list-item>
                <text:list-item>
                  <text:p text:style-name="P39">momento astratto intellettuale </text:p>
                  <text:list>
                    <text:list-item>
                      <text:p text:style-name="P39"><text:soft-page-break/>Spiegata dal solo intelletto, poichè la ragione si occupa del concreto</text:p>
                    </text:list-item>
                  </text:list>
                </text:list-item>
              </text:list>
            </text:list-item>
            <text:list-item>
              <text:p text:style-name="P39">Antitesi</text:p>
              <text:list>
                <text:list-item>
                  <text:p text:style-name="P39">idea fuori di sè</text:p>
                </text:list-item>
                <text:list-item>
                  <text:p text:style-name="P39">momento negativo razionale del pensiero</text:p>
                  <text:list>
                    <text:list-item>
                      <text:p text:style-name="P39">negativo = in antitesi con il positivo della tesi</text:p>
                    </text:list-item>
                    <text:list-item>
                      <text:p text:style-name="P39">razionale = opposto di intellettuale</text:p>
                    </text:list-item>
                  </text:list>
                </text:list-item>
              </text:list>
            </text:list-item>
            <text:list-item>
              <text:p text:style-name="P39">Sintesi </text:p>
              <text:list>
                <text:list-item>
                  <text:p text:style-name="P39">idea che torna in sè</text:p>
                </text:list-item>
                <text:list-item>
                  <text:p text:style-name="P39">momento speculativo-positivo razionale</text:p>
                  <text:list>
                    <text:list-item>
                      <text:p text:style-name="P40">speculativo = guardare dentro (da tesi)</text:p>
                    </text:list-item>
                    <text:list-item>
                      <text:p text:style-name="P40">positivo = riferito alla tesi (da tesi)</text:p>
                    </text:list-item>
                    <text:list-item>
                      <text:p text:style-name="P41">razionale = positivo dell'antitesi, <text:span text:style-name="T12">concretizza in parte </text:span></text:p>
                    </text:list-item>
                    <text:list-item>
                      <text:p text:style-name="P41">perde l'"intellettuale"</text:p>
                    </text:list-item>
                  </text:list>
                </text:list-item>
                <text:list-item>
                  <text:p text:style-name="P42">sintesi è aufhenung, ossia superamento</text:p>
                </text:list-item>
                <text:list-item>
                  <text:p text:style-name="P42">sintesi è togliere e conservare</text:p>
                  <text:list>
                    <text:list-item>
                      <text:p text:style-name="P42">togliere negativo (antitesi) e intellettuale (tesi), ma non del tutto</text:p>
                    </text:list-item>
                    <text:list-item>
                      <text:p text:style-name="P42">conservare momento astratto (tesi) e razionale (antitesi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4">Fenomenologia dello spirito</text:p>
          <text:list>
            <text:list-item>
              <text:p text:style-name="P44">storia romanzata dells coscienza che esce dall'individualità e raggiunge l'universalità, comprendendo l'assoluto</text:p>
            </text:list-item>
            <text:list-item>
              <text:p text:style-name="P45">Assoluto non è legato a ragione ma allo spirito</text:p>
            </text:list-item>
            <text:list-item>
              <text:p text:style-name="P45">ragione è sussunta nello spirito</text:p>
            </text:list-item>
            <text:list-item>
              <text:p text:style-name="P45">dialettica signoria-servitù</text:p>
              <text:list>
                <text:list-item>
                  <text:p text:style-name="P46">evidenzia un inversione di ruoli tra servo e padrone</text:p>
                </text:list-item>
                <text:list-item>
                  <text:p text:style-name="P46">il padrone ha vinto la lotta ed è riuscito a prevalere, mentre il servo per aver salva la vita ha dovuto perdere la sua indipendenza</text:p>
                </text:list-item>
                <text:list-item>
                  <text:p text:style-name="P46">Con il tempo il padrone disimpara e il servo è necessario perchè capace di fare ciò che il padrone non può fare</text:p>
                </text:list-item>
                <text:list-item>
                  <text:p text:style-name="P46">Il signore è servo del servo e il servo padrone del padrone</text:p>
                </text:list-item>
                <text:list-item>
                  <text:p text:style-name="P46">Tre momenti: paura, servizio, lavoro</text:p>
                </text:list-item>
              </text:list>
            </text:list-item>
            <text:list-item>
              <text:p text:style-name="P46">L'uomo è sovrastato da Dio</text:p>
            </text:list-item>
            <text:list-item>
              <text:p text:style-name="P46">La ragione non è sufficiente alla sintesi di autocoscienza e scienza perciò il supporto è dato dallo spirito</text:p>
            </text:list-item>
            <text:list-item>
              <text:p text:style-name="P46">da spirito individuale (soggetto) a universale (oggetto)</text:p>
              <text:list>
                <text:list-item>
                  <text:p text:style-name="P47">L'Io che è in Noi e il Noi che è nell'Io</text:p>
                </text:list-item>
              </text:list>
            </text:list-item>
          </text:list>
        </text:list-item>
        <text:list-item>
          <text:p text:style-name="P42">Filosofia dello spirito</text:p>
          <text:list>
            <text:list-item>
              <text:p text:style-name="P42"><text:soft-page-break/>Spirito soggettivo (spirito individuale)</text:p>
              <text:list>
                <text:list-item>
                  <text:p text:style-name="P42">T: Antropologia (uomo in relazione con se stesso)</text:p>
                </text:list-item>
                <text:list-item>
                  <text:p text:style-name="P42">A: fenomenologia (uomo in relazione con l'ambiente)</text:p>
                </text:list-item>
                <text:list-item>
                  <text:p text:style-name="P42">S: psicologia (spirito come anima)</text:p>
                </text:list-item>
              </text:list>
            </text:list-item>
            <text:list-item>
              <text:p text:style-name="P43">spirito oggettivo <text:span text:style-name="T13">(</text:span>spirito collettivo<text:span text:style-name="T13">)</text:span></text:p>
              <text:list>
                <text:list-item>
                  <text:p text:style-name="P48">lo spirito esce dall'individuale ed entra nel sociale attraverso la libertà</text:p>
                </text:list-item>
                <text:list-item>
                  <text:p text:style-name="P50">la libertà è maggiore in gruppo piccolo piuttosto che grande</text:p>
                </text:list-item>
                <text:list-item>
                  <text:p text:style-name="P50">famiglia garantisce più libertà della società civile</text:p>
                </text:list-item>
                <text:list-item>
                  <text:p text:style-name="P50">Stato regola la giustizia e la libertà</text:p>
                </text:list-item>
                <text:list-item>
                  <text:p text:style-name="P50">Scansione</text:p>
                  <text:list>
                    <text:list-item>
                      <text:p text:style-name="P50">Diritto (sono le leggi)</text:p>
                    </text:list-item>
                    <text:list-item>
                      <text:p text:style-name="P50">Moralità (subordinazione di dovere a volontà)</text:p>
                    </text:list-item>
                    <text:list-item>
                      <text:p text:style-name="P50">Eticità </text:p>
                      <text:list>
                        <text:list-item>
                          <text:p text:style-name="P50">Famiglia (borghese che mira alla procreazione ed educazione dei figli)</text:p>
                        </text:list-item>
                        <text:list-item>
                          <text:p text:style-name="P50">Società civile (in cui l'individuo realizza i propri bisogni, ma tendendo ognuno a pensare a propri si generano conflitti) </text:p>
                        </text:list-item>
                        <text:list-item>
                          <text:p text:style-name="P50">Stato (regola con le leggi i conflitti)</text:p>
                        </text:list-item>
                      </text:list>
                    </text:list-item>
                    <text:list-item>
                      <text:p text:style-name="P51">Stato</text:p>
                      <text:list>
                        <text:list-item>
                          <text:p text:style-name="P52">è "<text:span text:style-name="T16">e</text:span>ntrata nel mondo di Dio" <text:span text:style-name="T16">(teofonia)</text:span></text:p>
                        </text:list-item>
                        <text:list-item>
                          <text:p text:style-name="P53">dovrebbe essere piena realizzazione della libertà</text:p>
                        </text:list-item>
                        <text:list-item>
                          <text:p text:style-name="P53">la miglior forma di governo è monarchia costituzionale</text:p>
                        </text:list-item>
                        <text:list-item>
                          <text:p text:style-name="P54">la democrazia concede troppa libertà</text:p>
                        </text:list-item>
                        <text:list-item>
                          <text:p text:style-name="P55">la guerra è il motore della storia ed è mezzo di progresso che si conclude col prevalere del popolo più forte, il "popolo guida" (per Hegel è quello tedesco, ispirando il nazismo)</text:p>
                        </text:list-item>
                        <text:list-item>
                          <text:p text:style-name="P56">Scansione</text:p>
                          <text:list>
                            <text:list-item>
                              <text:p text:style-name="P57">Diritto statuale interno (Costituzione)</text:p>
                            </text:list-item>
                            <text:list-item>
                              <text:p text:style-name="P58">Diritto statuale esterno (Rapporti con altri Stati)</text:p>
                            </text:list-item>
                            <text:list-item>
                              <text:p text:style-name="P57">Storia Universale</text:p>
                              <text:list>
                                <text:list-item>
                                  <text:p text:style-name="P55">Mondo Orientale (uno solo libero)</text:p>
                                </text:list-item>
                                <text:list-item>
                                  <text:p text:style-name="P55">Mondo greco-romano (alcuni liberi)</text:p>
                                </text:list-item>
                                <text:list-item>
                                  <text:p text:style-name="P55">mondo cristiano-germanico (tutti sono liberi)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5">La storia inizia con Dio e deve finire con il mondo cristiano in cui tutti sono liberi</text:p>
                        </text:list-item>
                      </text:list>
                    </text:list-item>
                  </text:list>
                  <text:p text:style-name="P57"><text:span text:style-name="T15"><text:s/></text:span><text:tab/><text:tab/></text:p>
                </text:list-item>
              </text:list>
            </text:list-item>
            <text:list-item>
              <text:p text:style-name="P42">spirito assoluto</text:p>
              <text:list>
                <text:list-item>
                  <text:p text:style-name="P42"><text:soft-page-break/>sa e conosce se stesso nelle forme dell'arte, religione, filosofia</text:p>
                </text:list-item>
                <text:list-item>
                  <text:p text:style-name="P59">puro, sciolto da ogni legame</text:p>
                </text:list-item>
                <text:list-item>
                  <text:p text:style-name="P59">Arte, Religione e Filosofia hanno medesimo contenuto e differiscono solo per la forma con cui percepiscono l'Assoluto</text:p>
                  <text:list>
                    <text:list-item>
                      <text:p text:style-name="P59">Arte contempla</text:p>
                      <text:list>
                        <text:list-item>
                          <text:p text:style-name="P59">serve allo spirito per comprendere l'Assoluto nelle forme sensibili</text:p>
                        </text:list-item>
                        <text:list-item>
                          <text:p text:style-name="P60">fa cogliere immediatamente l'Assoluto <text:span text:style-name="T17">(tutt'uno di spirito e natura)</text:span></text:p>
                        </text:list-item>
                        <text:list-item>
                          <text:p text:style-name="P61">L'arte è legata al passato e non si può sapere se in futuro manterrà lo squilibrio permettendoci di cogliere l'Assoluto, perciò si parla di "morte dell'arte"</text:p>
                        </text:list-item>
                        <text:list-item>
                          <text:p text:style-name="P62">Scansione </text:p>
                          <text:list>
                            <text:list-item>
                              <text:p text:style-name="P62">Simbolica (Architettura): squilibrio tra forma e contenuto</text:p>
                            </text:list-item>
                            <text:list-item>
                              <text:p text:style-name="P62">Classica (Scultura): equilibrio</text:p>
                            </text:list-item>
                            <text:list-item>
                              <text:p text:style-name="P62">Romantica: nuovo squilibrio</text:p>
                              <text:list>
                                <text:list-item>
                                  <text:p text:style-name="P62">Pittura</text:p>
                                </text:list-item>
                                <text:list-item>
                                  <text:p text:style-name="P62">Musica </text:p>
                                </text:list-item>
                                <text:list-item>
                                  <text:p text:style-name="P62">Poesia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9">Religione rappresenta</text:p>
                      <text:list>
                        <text:list-item>
                          <text:p text:style-name="P63">rappresentazione: modo tipicamente religioso di pensare a Dio, che è tra i sensi e l'intelletto</text:p>
                        </text:list-item>
                        <text:list-item>
                          <text:p text:style-name="P63">Dio è pensabile solo in senso religioso ed è indimostrabile razionalmente</text:p>
                        </text:list-item>
                        <text:list-item>
                          <text:p text:style-name="P63">Scansione</text:p>
                          <text:list>
                            <text:list-item>
                              <text:p text:style-name="P63">religione naturale (orientale)</text:p>
                              <text:list>
                                <text:list-item>
                                  <text:p text:style-name="P63">Dio è natura</text:p>
                                </text:list-item>
                              </text:list>
                            </text:list-item>
                            <text:list-item>
                              <text:p text:style-name="P63">religione spirituale (greco-romana)</text:p>
                              <text:list>
                                <text:list-item>
                                  <text:p text:style-name="P63">Dio è forma spirituale</text:p>
                                </text:list-item>
                              </text:list>
                            </text:list-item>
                            <text:list-item>
                              <text:p text:style-name="P63">religione assoluta (cristianesimo)</text:p>
                              <text:list>
                                <text:list-item>
                                  <text:p text:style-name="P63">Dio è forma pura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9">Filosofia comprende concettualmente</text:p>
                      <text:list>
                        <text:list-item>
                          <text:p text:style-name="P64">concetto è idea che pensa a se stessa</text:p>
                        </text:list-item>
                        <text:list-item>
                          <text:p text:style-name="P64">filosofia conosce l'Assoluto tramite concetto</text:p>
                        </text:list-item>
                        <text:list-item>
                          <text:p text:style-name="P64">Scansione</text:p>
                          <text:list>
                            <text:list-item>
                              <text:p text:style-name="P64">filosofia greca</text:p>
                            </text:list-item>
                            <text:list-item>
                              <text:p text:style-name="P64">filosofia moderna (Fichte, Schelling)</text:p>
                            </text:list-item>
                            <text:list-item>
                              <text:p text:style-name="P64">filosofia hegelian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29"><text:soft-page-break/>Fenomenologia dello spirito</text:p>
            </text:list-item>
          </text:list>
        </text:list-item>
      </text:list>
      <table:table table:name="Tabella1" table:style-name="Tabella1">
        <table:table-column table:style-name="Tabella1.A" table:number-columns-repeated="2"/>
        <table:table-row table:style-name="Tabella1.1">
          <table:table-cell table:style-name="Tabella1.A1" office:value-type="string">
            <text:list xml:id="list180351943353751" text:continue-numbering="true" text:style-name="L5">
              <text:list-item>
                <text:p text:style-name="P125">I parte</text:p>
                <text:list>
                  <text:list-item>
                    <text:p text:style-name="P126">T: Coscienza</text:p>
                  </text:list-item>
                  <text:list-item>
                    <text:p text:style-name="P126">A: Autocoscienza</text:p>
                  </text:list-item>
                  <text:list-item>
                    <text:p text:style-name="P126">S: Ragione</text:p>
                  </text:list-item>
                </text:list>
              </text:list-item>
              <text:list-item>
                <text:p text:style-name="P65">II parte</text:p>
                <text:list>
                  <text:list-item>
                    <text:p text:style-name="P66">T: spirito</text:p>
                  </text:list-item>
                  <text:list-item>
                    <text:p text:style-name="P66">A: religione</text:p>
                  </text:list-item>
                  <text:list-item>
                    <text:p text:style-name="P67">S: sapere assoluto</text:p>
                  </text:list-item>
                </text:list>
              </text:list-item>
              <text:list-item>
                <text:p text:style-name="P68">Sapere Assoluto</text:p>
                <text:list>
                  <text:list-item>
                    <text:p text:style-name="P66">T: logica</text:p>
                    <text:list>
                      <text:list-item>
                        <text:p text:style-name="P49">T: Essere (pensiero in sè e per sè)</text:p>
                      </text:list-item>
                      <text:list-item>
                        <text:p text:style-name="P49">A: Essenza (pensiero fuori di sè)</text:p>
                      </text:list-item>
                      <text:list-item>
                        <text:p text:style-name="P49">S: Concreto (pensiero torna in sè)</text:p>
                      </text:list-item>
                    </text:list>
                  </text:list-item>
                  <text:list-item>
                    <text:p text:style-name="P66">A: filosofia della natura</text:p>
                    <text:list>
                      <text:list-item>
                        <text:p text:style-name="P49">T: <text:span text:style-name="T14">Meccanica</text:span></text:p>
                      </text:list-item>
                      <text:list-item>
                        <text:p text:style-name="P69">A: Fisica</text:p>
                      </text:list-item>
                      <text:list-item>
                        <text:p text:style-name="P69">S: Fisica Organica</text:p>
                      </text:list-item>
                    </text:list>
                  </text:list-item>
                  <text:list-item>
                    <text:p text:style-name="P67">S: filosofia dello spirito (geist)</text:p>
                  </text:list-item>
                </text:list>
              </text:list-item>
              <text:list-item>
                <text:p text:style-name="P68">Filosofia dello spirito</text:p>
                <text:list>
                  <text:list-item>
                    <text:p text:style-name="P70">T: Spirito soggettivo</text:p>
                    <text:list>
                      <text:list-item>
                        <text:p text:style-name="P72">T: Antropologia</text:p>
                      </text:list-item>
                      <text:list-item>
                        <text:p text:style-name="P72">A: fenomenologia</text:p>
                      </text:list-item>
                      <text:list-item>
                        <text:p text:style-name="P72">S: psicologia</text:p>
                      </text:list-item>
                    </text:list>
                  </text:list-item>
                  <text:list-item>
                    <text:p text:style-name="P70">A: Spirito oggettivo</text:p>
                    <text:list>
                      <text:list-item>
                        <text:p text:style-name="P72">T: diritto</text:p>
                      </text:list-item>
                      <text:list-item>
                        <text:p text:style-name="P72">A: moralità</text:p>
                      </text:list-item>
                      <text:list-item>
                        <text:p text:style-name="P73">S: eticità</text:p>
                      </text:list-item>
                    </text:list>
                  </text:list-item>
                  <text:list-item>
                    <text:p text:style-name="P71">S: Spirito assoluto</text:p>
                    <text:list>
                      <text:list-item>
                        <text:p text:style-name="P72">T: Arte</text:p>
                      </text:list-item>
                      <text:list-item>
                        <text:p text:style-name="P72">A: Religione</text:p>
                      </text:list-item>
                      <text:list-item>
                        <text:p text:style-name="P72">S: Filosofia</text:p>
                      </text:list-item>
                    </text:list>
                  </text:list-item>
                </text:list>
                <text:p text:style-name="P49"/>
              </text:list-item>
            </text:list>
            <text:p text:style-name="P6"><text:soft-page-break/><text:tab/><text:tab/><text:tab/><text:tab/><text:tab/><text:tab/><text:tab/><text:tab/><text:tab/><text:tab/></text:p>
          </table:table-cell>
          <table:table-cell table:style-name="Tabella1.B1" office:value-type="string">
            <text:list xml:id="list6906162007570308311" text:style-name="L6">
              <text:list-item>
                <text:p text:style-name="P130">Eticità</text:p>
                <text:list>
                  <text:list-item>
                    <text:p text:style-name="P132">T: Famiglia</text:p>
                  </text:list-item>
                  <text:list-item>
                    <text:p text:style-name="P132">A: Società civile</text:p>
                  </text:list-item>
                  <text:list-item>
                    <text:p text:style-name="P132">S: Stato</text:p>
                    <text:list>
                      <text:list-item>
                        <text:p text:style-name="P133">T: diritto statuale interno</text:p>
                      </text:list-item>
                      <text:list-item>
                        <text:p text:style-name="P133">A: diritto statuale esterno</text:p>
                      </text:list-item>
                      <text:list-item>
                        <text:p text:style-name="P133">S: storia universale</text:p>
                      </text:list-item>
                    </text:list>
                  </text:list-item>
                </text:list>
              </text:list-item>
              <text:list-item>
                <text:p text:style-name="P131">Spirito Assoluto</text:p>
                <text:list>
                  <text:list-item>
                    <text:p text:style-name="P132">T: Arte</text:p>
                    <text:list>
                      <text:list-item>
                        <text:p text:style-name="P133">T: simbolica</text:p>
                      </text:list-item>
                      <text:list-item>
                        <text:p text:style-name="P133">A: classica</text:p>
                      </text:list-item>
                      <text:list-item>
                        <text:p text:style-name="P133">S: romantica</text:p>
                      </text:list-item>
                    </text:list>
                  </text:list-item>
                  <text:list-item>
                    <text:p text:style-name="P132">A: Religione</text:p>
                    <text:list>
                      <text:list-item>
                        <text:p text:style-name="P133">T: naturale</text:p>
                      </text:list-item>
                      <text:list-item>
                        <text:p text:style-name="P133">A: spirituale</text:p>
                      </text:list-item>
                      <text:list-item>
                        <text:p text:style-name="P133">S: rivelata</text:p>
                      </text:list-item>
                    </text:list>
                  </text:list-item>
                  <text:list-item>
                    <text:p text:style-name="P132">S: Filosofia</text:p>
                    <text:list>
                      <text:list-item>
                        <text:p text:style-name="P133">T: antica</text:p>
                      </text:list-item>
                      <text:list-item>
                        <text:p text:style-name="P133">A: moderna</text:p>
                      </text:list-item>
                      <text:list-item>
                        <text:p text:style-name="P133">S: filosofia hegeliana</text:p>
                        <text:p text:style-name="P133"/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h text:style-name="P8" text:outline-level="1"><text:bookmark text:name="Schopenhauer"/>Schopenhauer</text:h>
      <text:list xml:id="list3259698742822580466" text:style-name="L7">
        <text:list-item>
          <text:p text:style-name="P74">“<text:span text:style-name="T18">Sulla quadruplice radice del principio di ragione sufficiente</text:span>”</text:p>
          <text:list>
            <text:list-item>
              <text:p text:style-name="P75">principio di ragione sufficiente:</text:p>
              <text:list>
                <text:list-item>
                  <text:p text:style-name="P75"><text:s/>è un principio logico di Leibniz aggiunto ai 3 aristotelici</text:p>
                </text:list-item>
                <text:list-item>
                  <text:p text:style-name="P75">nessun fatto può accadere senza che vi sia una ragione sufficiente che ci dica così</text:p>
                </text:list-item>
              </text:list>
            </text:list-item>
            <text:list-item>
              <text:p text:style-name="P75">Schopenhauer aggiunge una quadruplice radice, ossia trova 4 classi dove si può applicare in specifico il principio:</text:p>
              <text:list>
                <text:list-item>
                  <text:p text:style-name="P75">Fiendi (divenire)</text:p>
                  <text:list>
                    <text:list-item>
                      <text:p text:style-name="P75">oggetti dove si manifesta relazione causa-effetto</text:p>
                    </text:list-item>
                  </text:list>
                </text:list-item>
                <text:list-item>
                  <text:p text:style-name="P75">Essendi (essere)</text:p>
                  <text:list>
                    <text:list-item>
                      <text:p text:style-name="P75">oggetti dove si manifesta spazio-tempo</text:p>
                    </text:list-item>
                  </text:list>
                </text:list-item>
                <text:list-item>
                  <text:p text:style-name="P75">Cognoscendi</text:p>
                  <text:list>
                    <text:list-item>
                      <text:p text:style-name="P75">oggetti dove si manifesta prima-dopo</text:p>
                    </text:list-item>
                  </text:list>
                </text:list-item>
                <text:list-item>
                  <text:p text:style-name="P75">Agendi</text:p>
                  <text:list>
                    <text:list-item>
                      <text:p text:style-name="P75">oggetti dove si manifesta azione-movente azion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5">Ispirazioni del sistema</text:p>
          <text:list>
            <text:list-item>
              <text:p text:style-name="P75">Platone</text:p>
              <text:list>
                <text:list-item>
                  <text:p text:style-name="P75">Mondo delle idee</text:p>
                </text:list-item>
                <text:list-item>
                  <text:p text:style-name="P75">“<text:span text:style-name="T27">Meglio non essere nati, piuttosto che vivere</text:span>”</text:p>
                </text:list-item>
              </text:list>
            </text:list-item>
            <text:list-item>
              <text:p text:style-name="P75">Kant</text:p>
              <text:list>
                <text:list-item>
                  <text:p text:style-name="P75">è stato l’ultimo filosofo a suo dire</text:p>
                </text:list-item>
                <text:list-item>
                  <text:p text:style-name="P75">non condivide l’idea di noumeno inconoscibile, poiché è conoscibile con il corpo</text:p>
                </text:list-item>
              </text:list>
            </text:list-item>
            <text:list-item>
              <text:p text:style-name="P75">Romantici <text:span text:style-name="T19">(Idealismo)</text:span></text:p>
              <text:list>
                <text:list-item>
                  <text:p text:style-name="P75">ha fatto retrocedere la filosofia (Ficthe, Schelling ed Hegel considerati come sofisti)</text:p>
                </text:list-item>
                <text:list-item>
                  <text:p text:style-name="P75">hanno trascurato tematiche più importanti di Assoluto e Infinito</text:p>
                </text:list-item>
                <text:list-item>
                  <text:p text:style-name="P76">definita “filosofia dell’università”</text:p>
                </text:list-item>
                <text:list-item>
                  <text:p text:style-name="P76">Hegel è definito “Sicario della verità” e non accetta identità reale-razionale</text:p>
                </text:list-item>
              </text:list>
            </text:list-item>
            <text:list-item>
              <text:p text:style-name="P76">Filosofia orientale</text:p>
              <text:list>
                <text:list-item>
                  <text:p text:style-name="P76">lesse molte opere della filosofia precedente a quella greca</text:p>
                </text:list-item>
                <text:list-item>
                  <text:p text:style-name="P76">“<text:span text:style-name="T26">Esistere è soffrire</text:span>”</text:p>
                </text:list-item>
              </text:list>
            </text:list-item>
            <text:list-item>
              <text:p text:style-name="P77">Calderon de la Barca</text:p>
              <text:list>
                <text:list-item>
                  <text:p text:style-name="P77">“La colpa dell’uomo è di esser nato”</text:p>
                </text:list-item>
              </text:list>
            </text:list-item>
            <text:list-item>
              <text:p text:style-name="P78"><text:soft-page-break/>Bibbia</text:p>
              <text:list>
                <text:list-item>
                  <text:p text:style-name="P78">“La vita è una valle di lacrime”</text:p>
                </text:list-item>
              </text:list>
            </text:list-item>
          </text:list>
        </text:list-item>
        <text:list-item>
          <text:p text:style-name="P76">Velo di Maya</text:p>
          <text:list>
            <text:list-item>
              <text:p text:style-name="P76">è della tradizione buddista</text:p>
            </text:list-item>
            <text:list-item>
              <text:p text:style-name="P76">è un separatore</text:p>
            </text:list-item>
            <text:list-item>
              <text:p text:style-name="P76">divide la realtà conoscibile da una realtà non conoscibile con sicurezza</text:p>
            </text:list-item>
            <text:list-item>
              <text:p text:style-name="P76">il velo è sottile è permette di essere superato con facilità</text:p>
            </text:list-item>
            <text:list-item>
              <text:p text:style-name="P76">aldiqu<text:span text:style-name="T20">a</text:span> vi è il mondo come rappresentazione</text:p>
            </text:list-item>
            <text:list-item>
              <text:p text:style-name="P76">aldilà vi è il mondo come volontà</text:p>
            </text:list-item>
            <text:list-item>
              <text:p text:style-name="P76">la volontà non è inconoscibile completamente poiché basta andare oltre il velo</text:p>
            </text:list-item>
            <text:list-item>
              <text:p text:style-name="P76">Kant non diede la possibilità di conoscere oltre il velo (noumeno)</text:p>
            </text:list-item>
          </text:list>
        </text:list-item>
        <text:list-item>
          <text:p text:style-name="P76">Rappresentazioni</text:p>
          <text:list>
            <text:list-item>
              <text:p text:style-name="P76">sono fenomeno (da Kant), sogno, illusione e parvenza (ripresi da Calderon de la Barca)</text:p>
            </text:list-item>
            <text:list-item>
              <text:p text:style-name="P79">Composte da soggetto rappresentante e oggetto rappresentativo</text:p>
              <text:list>
                <text:list-item>
                  <text:p text:style-name="P79">sono inseparabili</text:p>
                </text:list-item>
              </text:list>
            </text:list-item>
            <text:list-item>
              <text:p text:style-name="P79">spazio, tempo e causalità</text:p>
              <text:list>
                <text:list-item>
                  <text:p text:style-name="P79">Kant</text:p>
                  <text:list>
                    <text:list-item>
                      <text:p text:style-name="P79">spazio, tempo: forme pure sensibilità</text:p>
                    </text:list-item>
                    <text:list-item>
                      <text:p text:style-name="P79">causalità: forme pure intelletto</text:p>
                    </text:list-item>
                  </text:list>
                </text:list-item>
                <text:list-item>
                  <text:p text:style-name="P79">Schopenhauer</text:p>
                  <text:list>
                    <text:list-item>
                      <text:p text:style-name="P79">spazio: forma pura intelletto</text:p>
                      <text:list>
                        <text:list-item>
                          <text:p text:style-name="P79"><text:s/>rappresentazioni appaiono secondo la posizione</text:p>
                        </text:list-item>
                      </text:list>
                    </text:list-item>
                    <text:list-item>
                      <text:p text:style-name="P79">tempo: forma pura intelletto</text:p>
                      <text:list>
                        <text:list-item>
                          <text:p text:style-name="P79">rappresentazioni appaiono secondo la successione</text:p>
                        </text:list-item>
                      </text:list>
                    </text:list-item>
                    <text:list-item>
                      <text:p text:style-name="P79">causalità: forma pura intelletto</text:p>
                      <text:list>
                        <text:list-item>
                          <text:p text:style-name="P79">rappresentazioni appaiono secondo la relazione causa-effetto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0">Volontà</text:p>
          <text:list>
            <text:list-item>
              <text:p text:style-name="P99"><text:span text:style-name="T22">n</text:span><text:span text:style-name="T21">oumeno reso conoscibile</text:span></text:p>
            </text:list-item>
            <text:list-item>
              <text:p text:style-name="P81">non obbedisce a ragione e morale, ma solo a se stessa</text:p>
            </text:list-item>
            <text:list-item>
              <text:p text:style-name="P81">l’unica sua preoccupazione è l’infinito</text:p>
              <text:list>
                <text:list-item>
                  <text:p text:style-name="P81">non può racchiuderlo in se, quindi cerca di infinitizzarsi</text:p>
                </text:list-item>
                <text:list-item>
                  <text:p text:style-name="P83">renderebbe però simili a sé, ossia infinite, le cose finite</text:p>
                </text:list-item>
              </text:list>
            </text:list-item>
            <text:list-item>
              <text:p text:style-name="P81">uomo agisce nella rappresentazione, ma superato il velo prende atto della volontà</text:p>
              <text:list>
                <text:list-item>
                  <text:p text:style-name="P81">la corporeità squarcia il velo</text:p>
                </text:list-item>
                <text:list-item>
                  <text:p text:style-name="P81">l’anima considera uguali rappresentazione e volontà</text:p>
                </text:list-item>
              </text:list>
            </text:list-item>
            <text:list-item>
              <text:p text:style-name="P81"><text:soft-page-break/>uomo è succube della volontà (di vivere) quando la si conosce</text:p>
              <text:list>
                <text:list-item>
                  <text:p text:style-name="P84">uomo non sceglie è la volontà a scegliere</text:p>
                  <text:list>
                    <text:list-item>
                      <text:p text:style-name="P84">amore è illusione e ha lo scopo di generare altri infelici</text:p>
                    </text:list-item>
                  </text:list>
                  <text:p text:style-name="P81"/>
                </text:list-item>
                <text:list-item>
                  <text:p text:style-name="P99"><text:span text:style-name="T21">vive nel peggiore dei mondi, </text:span><text:span text:style-name="T23">è l’Inferno</text:span><text:span text:style-name="T21"> (per Leibniz è il migliore)</text:span></text:p>
                </text:list-item>
                <text:list-item>
                  <text:p text:style-name="P81">non si inneggia però a morte e suicidio</text:p>
                </text:list-item>
                <text:list-item>
                  <text:p text:style-name="P85">piacere è cessazione temporanea di dolore</text:p>
                  <text:list>
                    <text:list-item>
                      <text:p text:style-name="P85">solo alcuni attimi dura il piacere, così l’uomo non lo percepisce neppure</text:p>
                    </text:list-item>
                    <text:list-item>
                      <text:p text:style-name="P86">Leopardi ha rappresentato profondamente il dolore, secondo Schopenhauer </text:p>
                    </text:list-item>
                  </text:list>
                </text:list-item>
                <text:list-item>
                  <text:p text:style-name="P87">la vita è </text:p>
                  <text:list>
                    <text:list-item>
                      <text:p text:style-name="P82">sofferenza <text:span text:style-name="T24">sin dalla nascita e per tutta la vita</text:span> e ciò genera pessimismo</text:p>
                    </text:list-item>
                    <text:list-item>
                      <text:p text:style-name="P87">un pendolo che oscilla tra dolore e noia, il piacere è al centro e il pendolo vi passa solo per una frazione di secondo</text:p>
                    </text:list-item>
                    <text:list-item>
                      <text:p text:style-name="P87">rinvio della morte</text:p>
                    </text:list-item>
                    <text:list-item>
                      <text:p text:style-name="P87">accompagnata della morte</text:p>
                    </text:list-item>
                    <text:list-item>
                      <text:p text:style-name="P88">va sofferta un po’ alla volta</text:p>
                    </text:list-item>
                  </text:list>
                </text:list-item>
                <text:list-item>
                  <text:p text:style-name="P84">Sillogismo</text:p>
                  <text:list>
                    <text:list-item>
                      <text:p text:style-name="P84">volere è soffrire</text:p>
                    </text:list-item>
                    <text:list-item>
                      <text:p text:style-name="P84">vivere è volere</text:p>
                    </text:list-item>
                    <text:list-item>
                      <text:p text:style-name="P84">vita è sofferenza</text:p>
                    </text:list-item>
                  </text:list>
                </text:list-item>
              </text:list>
            </text:list-item>
            <text:list-item>
              <text:p text:style-name="P81">volontà di vivere (caratteristiche)</text:p>
              <text:list>
                <text:list-item>
                  <text:p text:style-name="P81">oltre spazio, tempo e casualità</text:p>
                </text:list-item>
                <text:list-item>
                  <text:p text:style-name="P81">inconscia, arazionale</text:p>
                </text:list-item>
                <text:list-item>
                  <text:p text:style-name="P81">forza cieca, senza freno (simile alla libido freudiana)</text:p>
                </text:list-item>
                <text:list-item>
                  <text:p text:style-name="P81">unica</text:p>
                </text:list-item>
                <text:list-item>
                  <text:p text:style-name="P81">incausata</text:p>
                </text:list-item>
                <text:list-item>
                  <text:p text:style-name="P81">eterna</text:p>
                </text:list-item>
                <text:list-item>
                  <text:p text:style-name="P81">senza alcun fine (se non quello di soffocare la libertà umana)</text:p>
                </text:list-item>
                <text:list-item>
                  <text:p text:style-name="P81">cosmica (anche la natura è succube)</text:p>
                </text:list-item>
                <text:list-item>
                  <text:p text:style-name="P81">si concretizza/oggettiva in idee e successivamente in uomini finiti (uomo copia di idea)</text:p>
                </text:list-item>
              </text:list>
            </text:list-item>
            <text:list-item>
              <text:p text:style-name="P89">Sofferenza</text:p>
              <text:list>
                <text:list-item>
                  <text:p text:style-name="P89">universale: tutto soffre (natura, uomo)</text:p>
                </text:list-item>
                <text:list-item>
                  <text:p text:style-name="P90">è impossibile non soffrire</text:p>
                </text:list-item>
                <text:list-item>
                  <text:p text:style-name="P91">l’uomo che è dotato di ragione e intelletto soffre di più poiché capisce <text:span text:style-name="T25">(il genio soffre ancora di più)</text:span></text:p>
                </text:list-item>
              </text:list>
            </text:list-item>
            <text:list-item>
              <text:p text:style-name="P92">Vie liberazione dal dolore</text:p>
              <text:list>
                <text:list-item>
                  <text:p text:style-name="P93"><text:soft-page-break/>suicidio afferma la supremazia della volontà, perciò per non sottostarvi e necessario trovare una fuga al dolore</text:p>
                </text:list-item>
                <text:list-item>
                  <text:p text:style-name="P93">l’uomo non ha tutte le risposte ed è perciò inadeguato</text:p>
                </text:list-item>
                <text:list-item>
                  <text:p text:style-name="P93">passaggio da volontas a noluntas <text:span text:style-name="T28">(non volontà)</text:span>, che vince la volontà</text:p>
                </text:list-item>
                <text:list-item>
                  <text:p text:style-name="P94">distacco dalla volontà è un distacco dalla realtà</text:p>
                </text:list-item>
                <text:list-item>
                  <text:p text:style-name="P94">Vie</text:p>
                  <text:list>
                    <text:list-item>
                      <text:p text:style-name="P94">Arte</text:p>
                      <text:list>
                        <text:list-item>
                          <text:p text:style-name="P94">piacere momentaneo</text:p>
                        </text:list-item>
                        <text:list-item>
                          <text:p text:style-name="P94">uomo è puro soggetto conoscente</text:p>
                        </text:list-item>
                        <text:list-item>
                          <text:p text:style-name="P94">porta a conoscenza libera e disinteressata della volontà</text:p>
                        </text:list-item>
                        <text:list-item>
                          <text:p text:style-name="P94">contempla la vita (non vive)</text:p>
                        </text:list-item>
                        <text:list-item>
                          <text:p text:style-name="P95">uomo supera per un istante la volontà, la trascende</text:p>
                          <text:list>
                            <text:list-item>
                              <text:p text:style-name="P96">musica è un istante più lungo</text:p>
                            </text:list-item>
                            <text:list-item>
                              <text:p text:style-name="P96">poesia </text:p>
                            </text:list-item>
                            <text:list-item>
                              <text:p text:style-name="P96">tragedia</text:p>
                            </text:list-item>
                            <text:list-item>
                              <text:p text:style-name="P96">arti figurative (architettura) sono un istante più breve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7">Etica della pietà (Compassione)</text:p>
                      <text:list>
                        <text:list-item>
                          <text:p text:style-name="P98">superamento dell’egoismo, poiché non è del singolo la sofferenza</text:p>
                        </text:list-item>
                        <text:list-item>
                          <text:p text:style-name="P98">la sofferenza è condivisa con tutti e perciò si soffre meno</text:p>
                        </text:list-item>
                      </text:list>
                    </text:list-item>
                    <text:list-item>
                      <text:p text:style-name="P98">Ascesi (ripresa da filosofia orientale)</text:p>
                      <text:list>
                        <text:list-item>
                          <text:p text:style-name="P98">vita di preghiera e contemplazione</text:p>
                        </text:list-item>
                        <text:list-item>
                          <text:p text:style-name="P98">isolamento dal mondo per non provare sofferenza</text:p>
                        </text:list-item>
                        <text:list-item>
                          <text:p text:style-name="P98">rinuncia a tutto ciò che la vita offre, rinuncia temporanea a vivere (nichilismo), come nel nirvana buddista</text:p>
                        </text:list-item>
                        <text:list-item>
                          <text:p text:style-name="P98">si arriva alla noluntas</text:p>
                        </text:list-item>
                        <text:list-item>
                          <text:p text:style-name="P98">la durata è maggiore seppur non per tutta la vita</text:p>
                        </text:list-item>
                        <text:list-item>
                          <text:p text:style-name="P98">uscita da questo temporaneo isolamento riporta alla normale sofferenza</text:p>
                        </text:list-item>
                        <text:list-item>
                          <text:p text:style-name="P98">Nietzsche definisce Schopenhauer suo educator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><text:bookmark-start text:name="Kierkegaard"/>Kierkegaard<text:bookmark-end text:name="Kierkegaard"/></text:p>
      <text:list xml:id="list7277156237103771792" text:style-name="L8">
        <text:list-item>
          <text:p text:style-name="P100">precursore dell'esistenzialismo di Eideger</text:p>
        </text:list-item>
        <text:list-item>
          <text:p text:style-name="P100">In antitesi a Kant ed Hegel</text:p>
          <text:list>
            <text:list-item>
              <text:p text:style-name="P100">Non è concepibile l'identità reale-razionale, <text:span text:style-name="T29">poiché</text:span> l'esistenza non è razionalizzabile</text:p>
            </text:list-item>
            <text:list-item>
              <text:p text:style-name="P101">Tre errori di Hegel</text:p>
              <text:list>
                <text:list-item>
                  <text:p text:style-name="P101">Aver costruito un sistema completamente astratto</text:p>
                </text:list-item>
                <text:list-item>
                  <text:p text:style-name="P101">sistema troppo complesso e totalizzante</text:p>
                </text:list-item>
                <text:list-item>
                  <text:p text:style-name="P101">si possono mediare gli opposti solo nell’astratto (critica alla sintesi come super<text:span text:style-name="T30">a</text:span>m<text:span text:style-name="T30">e</text:span>nto <text:span text:style-name="T31">et.. et...</text:span>)</text:p>
                </text:list-item>
              </text:list>
            </text:list-item>
          </text:list>
        </text:list-item>
        <text:list-item>
          <text:p text:style-name="P102"><text:soft-page-break/>Filosofo dell’aut-aut in antitesi all’hegelismo dell’et-et</text:p>
        </text:list-item>
        <text:list-item>
          <text:p text:style-name="P103">Da pensiero astratto a concreto, ossia pensante e pensato</text:p>
        </text:list-item>
        <text:list-item>
          <text:p text:style-name="P103">L’uomo (Kierkegaard) si sente “livello zero”/”punto zero” <text:span text:style-name="T32">(nullità), poiché non può sapere cosa riserva il destino</text:span></text:p>
          <text:list>
            <text:list-item>
              <text:p text:style-name="P104">In Dio si trova la liberazione da questo stato</text:p>
            </text:list-item>
            <text:list-item>
              <text:p text:style-name="P104">L’esistenza (essere) è annichilito da se stessa</text:p>
            </text:list-item>
            <text:list-item>
              <text:p text:style-name="P104">L’esistenza umana è irriducibile rispetto al pensiero e non ha nulla a che fare con esso</text:p>
            </text:list-item>
            <text:list-item>
              <text:p text:style-name="P104">Esistenza (exsitere: uscire dal nulla ed essere sospesi tra essere e non essere)</text:p>
              <text:list>
                <text:list-item>
                  <text:p text:style-name="P104">possibilità di scegliere in modo ben preciso <text:span text:style-name="T33">(in un modo o nell’altro)</text:span></text:p>
                </text:list-item>
                <text:list-item>
                  <text:p text:style-name="P104">è di natura pratica non teoretica (ateoretica)</text:p>
                </text:list-item>
              </text:list>
            </text:list-item>
          </text:list>
        </text:list-item>
        <text:list-item>
          <text:p text:style-name="P105">Diario di un seduttore</text:p>
          <text:list>
            <text:list-item>
              <text:p text:style-name="P105">Il mio dolore è il mio castello</text:p>
            </text:list-item>
            <text:list-item>
              <text:p text:style-name="P105">tutta la vita mi è peste, me soprattutto</text:p>
            </text:list-item>
            <text:list-item>
              <text:p text:style-name="P105">tutta l’esistenza mi angusta, dal più piccolo dei moscerini al mistero dell’incarnazione</text:p>
              <text:list>
                <text:list-item>
                  <text:p text:style-name="P105">Non distingue un dolore forte da uno debole</text:p>
                </text:list-item>
              </text:list>
            </text:list-item>
            <text:list-item>
              <text:p text:style-name="P105">Il padre lo ha reso insicuro e infelice</text:p>
            </text:list-item>
          </text:list>
        </text:list-item>
        <text:list-item>
          <text:p text:style-name="P105">Timore e Tremore</text:p>
          <text:list>
            <text:list-item>
              <text:p text:style-name="P105">L’uomo si affida a Dio ma si può rimanere delusi</text:p>
            </text:list-item>
            <text:list-item>
              <text:p text:style-name="P105">Per non rimanere delusi l’uomo prova</text:p>
              <text:list>
                <text:list-item>
                  <text:p text:style-name="P105">Timore, che Dio si adiri per non averlo cercato prima</text:p>
                </text:list-item>
                <text:list-item>
                  <text:p text:style-name="P105">Tremore, perché sia abbandonato</text:p>
                  <text:list>
                    <text:list-item>
                      <text:p text:style-name="P106">Se Dio abbandona non vi è più alcuna soluzione al dolor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6">Aut-Aut</text:p>
          <text:list>
            <text:list-item>
              <text:p text:style-name="P107">L’esistenza non è unitaria, si articola per stadi (dialettica qualitativa, per salti)</text:p>
              <text:list>
                <text:list-item>
                  <text:p text:style-name="P107">stadio estetico</text:p>
                  <text:list>
                    <text:list-item>
                      <text:p text:style-name="P107">Modello: Don Giovanni</text:p>
                    </text:list-item>
                    <text:list-item>
                      <text:p text:style-name="P107">Ogni sensazione è unica e irripetibile, va colta in un attimo</text:p>
                    </text:list-item>
                    <text:list-item>
                      <text:p text:style-name="P107">Distacco dalla realtà, vita vissuta a pieno</text:p>
                    </text:list-item>
                    <text:list-item>
                      <text:p text:style-name="P107">Quando nessuno mostrerà più interesse per lui, cadrà nella noia e nella disperazione</text:p>
                    </text:list-item>
                  </text:list>
                </text:list-item>
                <text:list-item>
                  <text:p text:style-name="P107">stadio etico</text:p>
                  <text:list>
                    <text:list-item>
                      <text:p text:style-name="P108">Modello: marito</text:p>
                    </text:list-item>
                    <text:list-item>
                      <text:p text:style-name="P108">Esistenza regolata dalla ripetitività</text:p>
                    </text:list-item>
                    <text:list-item>
                      <text:p text:style-name="P108">Pentimento per non aver goduto della vita</text:p>
                    </text:list-item>
                    <text:list-item>
                      <text:p text:style-name="P108">Noia e disperazione perenni per non poter adempiere ai propri doveri</text:p>
                    </text:list-item>
                  </text:list>
                </text:list-item>
                <text:list-item>
                  <text:p text:style-name="P107">stadio religioso</text:p>
                  <text:list>
                    <text:list-item>
                      <text:p text:style-name="P109">Modello: Abramo, cavaliere della fede</text:p>
                    </text:list-item>
                    <text:list-item>
                      <text:p text:style-name="P111"><text:soft-page-break/>fede è rapporto privato tra uomo-Dio</text:p>
                    </text:list-item>
                    <text:list-item>
                      <text:p text:style-name="P112">Contraddittorietà di Abramo</text:p>
                      <text:list>
                        <text:list-item>
                          <text:p text:style-name="P113">Abramo è assassino</text:p>
                        </text:list-item>
                        <text:list-item>
                          <text:p text:style-name="P113">Abramo agisce con fede sapendo che Dio dà e toglie la vita</text:p>
                          <text:list>
                            <text:list-item>
                              <text:p text:style-name="P110">Un uomo comune si sarebbe chiesto il perché di questa azione senza senso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4">fede genera solitudine</text:p>
                      <text:list>
                        <text:list-item>
                          <text:p text:style-name="P114">uomo piccolo nei confronti di Dio</text:p>
                        </text:list-item>
                        <text:list-item>
                          <text:p text:style-name="P114">Dio salva l’uomo</text:p>
                        </text:list-item>
                      </text:list>
                    </text:list-item>
                    <text:list-item>
                      <text:p text:style-name="P114">Vita ed esistenza sono possibilità (di scelta)</text:p>
                      <text:list>
                        <text:list-item>
                          <text:p text:style-name="P114">angoscia è puro sentimento del possibile</text:p>
                          <text:list>
                            <text:list-item>
                              <text:p text:style-name="P114">tutte le scelte conducono all’angoscia (poiché rivelano tranelli)</text:p>
                            </text:list-item>
                            <text:list-item>
                              <text:p text:style-name="P114">oggetto di scelta</text:p>
                              <text:list>
                                <text:list-item>
                                  <text:p text:style-name="P114">tempo, perché incontrollabile</text:p>
                                </text:list-item>
                                <text:list-item>
                                  <text:p text:style-name="P114">nulla, ciò che angoscia di più l’uomo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14">Per fuggire l’angoscia l’uomo può</text:p>
                          <text:list>
                            <text:list-item>
                              <text:p text:style-name="P114">rifiutare Dio e mantenere la libertà</text:p>
                            </text:list-item>
                            <text:list-item>
                              <text:p text:style-name="P114">affidarsi a Dio, che sceglie l’uom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134" text:outline-level="2">Marx</text:h>
      <text:list xml:id="list6897619246251010532" text:style-name="L9">
        <text:list-item>
          <text:p text:style-name="P115">Maestro del sospetto insieme a Freud e Nietzsche, poiché portarono a un cambiamento</text:p>
        </text:list-item>
        <text:list-item>
          <text:p text:style-name="P115">Scrisse opere di politica ed economia (“Il capitale”)</text:p>
        </text:list-item>
        <text:list-item>
          <text:p text:style-name="P116">Si ispira al pensiero di Hegel, applicato nel concreto</text:p>
          <text:list>
            <text:list-item>
              <text:p text:style-name="P116">reale e razionale devono coincidere nel concreto non nell’astratto</text:p>
            </text:list-item>
            <text:list-item>
              <text:p text:style-name="P116">Feuerbach (sinistra hegeliana)</text:p>
            </text:list-item>
          </text:list>
        </text:list-item>
        <text:list-item>
          <text:p text:style-name="P116">In contrasto al socialismo utopistico di Proudon e Saint Simon</text:p>
          <text:list>
            <text:list-item>
              <text:p text:style-name="P116">la proprietà privata non può essere distribuita fra tutti, perciò bisogna eliminarla perché fonte dei mali</text:p>
            </text:list-item>
          </text:list>
        </text:list-item>
        <text:list-item>
          <text:p text:style-name="P117">Il capitale è ispirato alle teorie liberiste di Smith e Ricardo</text:p>
          <text:list>
            <text:list-item>
              <text:p text:style-name="P118">Economia è data dalla forza lavoro</text:p>
            </text:list-item>
            <text:list-item>
              <text:p text:style-name="P119">Il capitalista si <text:span text:style-name="T34">arricchisce</text:span> alle spalle della forza lavoro (operai), questo è definito da lui un furto</text:p>
            </text:list-item>
          </text:list>
        </text:list-item>
        <text:list-item>
          <text:p text:style-name="P120">11^ tesi su Feuerbach</text:p>
          <text:list>
            <text:list-item>
              <text:p text:style-name="P120">La filosofia si è limitata sino ad ora ad interpretare il mondo, ora è il momento di trasformarlo</text:p>
            </text:list-item>
            <text:list-item>
              <text:p text:style-name="P120">Si può fare ciò tramite una rivoluzione ideologica (praxi rivoluzionaria)</text:p>
              <text:list>
                <text:list-item>
                  <text:p text:style-name="P120">Pensare e Agire, sarà il motto mazziniano</text:p>
                </text:list-item>
                <text:list-item>
                  <text:p text:style-name="P120"><text:soft-page-break/>L’obbiettivo è passare dalla filosofia del cielo a una filosofia della terra (da astratto a concreto)</text:p>
                </text:list-item>
                <text:list-item>
                  <text:p text:style-name="P120">Solo il proletariato può attuare il processo poiché è la classe che ha subito sempre più ingiustizie</text:p>
                </text:list-item>
              </text:list>
            </text:list-item>
          </text:list>
        </text:list-item>
        <text:list-item>
          <text:p text:style-name="P121">Ideologia tedesca (Materialismo storico)</text:p>
          <text:list>
            <text:list-item>
              <text:p text:style-name="P122">La storia non è un processo spirituale, ma piuttosto materiale </text:p>
            </text:list-item>
            <text:list-item>
              <text:p text:style-name="P122">La storia è progresso e non può avere una conclusione. Segue un processo triatico:</text:p>
              <text:list>
                <text:list-item>
                  <text:p text:style-name="P122">Bisogni dell’uomo</text:p>
                </text:list-item>
                <text:list-item>
                  <text:p text:style-name="P122">Produzione dei mezzi per soddisfarli</text:p>
                </text:list-item>
                <text:list-item>
                  <text:p text:style-name="P122">Produzione di nuovi bisogni</text:p>
                </text:list-item>
              </text:list>
            </text:list-item>
            <text:list-item>
              <text:p text:style-name="P122">L’uomo è diverso dall’animale perché dovrà sempre soddisfare bisogni</text:p>
            </text:list-item>
            <text:list-item>
              <text:p text:style-name="P123">Storia ed economia sono strutture</text:p>
              <text:list>
                <text:list-item>
                  <text:p text:style-name="P123">forze produttive</text:p>
                  <text:list>
                    <text:list-item>
                      <text:p text:style-name="P123">forza lavoro</text:p>
                    </text:list-item>
                    <text:list-item>
                      <text:p text:style-name="P123">mezzi di produzione</text:p>
                    </text:list-item>
                    <text:list-item>
                      <text:p text:style-name="P123">conoscenze tecniche</text:p>
                    </text:list-item>
                  </text:list>
                </text:list-item>
                <text:list-item>
                  <text:p text:style-name="P123">rapporti di produzione</text:p>
                  <text:list>
                    <text:list-item>
                      <text:p text:style-name="P123">rapporti di proprietà (rapporti instaurati tra gli individui durante la produzione)</text:p>
                    </text:list-item>
                  </text:list>
                </text:list-item>
              </text:list>
            </text:list-item>
            <text:list-item>
              <text:p text:style-name="P124">Le altre scienze sono sovrastrutture e dipendono dalle strutture</text:p>
            </text:list-item>
          </text:list>
        </text:list-item>
      </text:list>
      <text:p text:style-name="P7"/>
      <text:list xml:id="list180353064608418" text:continue-list="list7277156237103771792" text:style-name="L8">
        <text:list-item>
          <text:list>
            <text:list-header>
              <text:p text:style-name="P105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nux Libertine" svg:font-family="'Linux Libertine', Georgia, Times, serif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style:writing-mode="lr-tb" draw:fill-image-width="0cm" draw:fill-image-height="0cm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lonna" style:page-layout-name="Mpm2" style:next-style-name="Standard"/>
    <style:master-page style:name="Index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H59M3S</meta:editing-duration>
    <meta:editing-cycles>130</meta:editing-cycles>
    <meta:generator>LibreOffice/5.2.3.3$Windows_x86 LibreOffice_project/d54a8868f08a7b39642414cf2c8ef2f228f780cf</meta:generator>
    <dc:date>2017-01-18T18:03:29.553000000</dc:date>
    <meta:document-statistic meta:table-count="1" meta:image-count="0" meta:object-count="0" meta:page-count="14" meta:paragraph-count="461" meta:word-count="3355" meta:character-count="19464" meta:non-whitespace-character-count="16985"/>
    <meta:user-defined meta:name="Automatic aligning" meta:value-type="boolean">true</meta:user-defined>
    <meta:user-defined meta:name="Automatic chaining" meta:value-type="boolean">true</meta:user-defined>
    <meta:user-defined meta:name="Automatic formatting" meta:value-type="boolean">false</meta:user-defined>
    <meta:user-defined meta:name="Automatic vector size" meta:value-type="float">20</meta:user-defined>
    <meta:user-defined meta:name="Differentials notation" meta:value-type="string">dfdt</meta:user-defined>
    <meta:user-defined meta:name="Equation line break text" meta:value-type="string"/>
    <meta:user-defined meta:name="Exponent" meta:value-type="float">0</meta:user-defined>
    <meta:user-defined meta:name="Fixed point notation" meta:value-type="boolean">false</meta:user-defined>
    <meta:user-defined meta:name="Include file 1" meta:value-type="string"/>
    <meta:user-defined meta:name="Include file 2" meta:value-type="string"/>
    <meta:user-defined meta:name="Include file 3" meta:value-type="string"/>
    <meta:user-defined meta:name="Include file init.imath" meta:value-type="boolean">true</meta:user-defined>
    <meta:user-defined meta:name="Include file substitutions.imath" meta:value-type="boolean">false</meta:user-defined>
    <meta:user-defined meta:name="Include file units.imath" meta:value-type="boolean">false</meta:user-defined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meta:user-defined meta:name="Inhibit underflow exception" meta:value-type="boolean">true</meta:user-defined>
    <meta:user-defined meta:name="Master document URL" meta:value-type="string"/>
    <meta:user-defined meta:name="Precision" meta:value-type="float">4</meta:user-defined>
    <meta:user-defined meta:name="Preferred units" meta:value-type="string"/>
    <meta:user-defined meta:name="iMath version" meta:value-type="string">2.1.0</meta:user-defined>
  </office:meta>
</office:document-meta>
</file>